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3.4555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maxabs_resul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number-columns-repeated="1007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param_C</text:p>
          </table:table-cell>
          <table:table-cell office:value-type="string" calcext:value-type="string">
            <text:p>param_kernel</text:p>
          </table:table-cell>
          <table:table-cell office:value-type="string" calcext:value-type="string">
            <text:p>param_gamma</text:p>
          </table:table-cell>
          <table:table-cell office:value-type="string" calcext:value-type="string">
            <text:p>param_degree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rank_test_score</text:p>
          </table:table-cell>
          <table:table-cell table:number-columns-repeated="1007"/>
        </table:table-row>
        <table:table-row table:style-name="ro1">
          <table:table-cell office:value-type="float" office:value="14.965652513504" calcext:value-type="float">
            <text:p>14.965652513504</text:p>
          </table:table-cell>
          <table:table-cell office:value-type="float" office:value="0.270926439758311" calcext:value-type="float">
            <text:p>0.270926439758311</text:p>
          </table:table-cell>
          <table:table-cell office:value-type="float" office:value="4.10042810440064" calcext:value-type="float">
            <text:p>4.10042810440064</text:p>
          </table:table-cell>
          <table:table-cell office:value-type="float" office:value="0.086624651347474" calcext:value-type="float">
            <text:p>0.0866246513474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{'C': 1, 'kernel': 'linear'}</text:p>
          </table:table-cell>
          <table:table-cell office:value-type="float" office:value="0.915666666666667" calcext:value-type="float">
            <text:p>0.915666666666667</text:p>
          </table:table-cell>
          <table:table-cell office:value-type="float" office:value="0.927" calcext:value-type="float">
            <text:p>0.927</text:p>
          </table:table-cell>
          <table:table-cell office:value-type="float" office:value="0.908" calcext:value-type="float">
            <text:p>0.908</text:p>
          </table:table-cell>
          <table:table-cell office:value-type="float" office:value="0.922" calcext:value-type="float">
            <text:p>0.922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914866666666667" calcext:value-type="float">
            <text:p>0.914866666666667</text:p>
          </table:table-cell>
          <table:table-cell office:value-type="float" office:value="0.009166606060406" calcext:value-type="float">
            <text:p>0.009166606060406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float" office:value="15.0763386249542" calcext:value-type="float">
            <text:p>15.0763386249542</text:p>
          </table:table-cell>
          <table:table-cell office:value-type="float" office:value="0.416638984347738" calcext:value-type="float">
            <text:p>0.416638984347738</text:p>
          </table:table-cell>
          <table:table-cell office:value-type="float" office:value="4.12313742637634" calcext:value-type="float">
            <text:p>4.12313742637634</text:p>
          </table:table-cell>
          <table:table-cell office:value-type="float" office:value="0.109889999516438" calcext:value-type="float">
            <text:p>0.109889999516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{'C': 10, 'kernel': 'linear'}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901" calcext:value-type="float">
            <text:p>0.901</text:p>
          </table:table-cell>
          <table:table-cell office:value-type="float" office:value="0.915" calcext:value-type="float">
            <text:p>0.915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908133333333333" calcext:value-type="float">
            <text:p>0.908133333333333</text:p>
          </table:table-cell>
          <table:table-cell office:value-type="float" office:value="0.008908422980528" calcext:value-type="float">
            <text:p>0.008908422980528</text:p>
          </table:table-cell>
          <table:table-cell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office:value-type="float" office:value="15.0316172599792" calcext:value-type="float">
            <text:p>15.0316172599792</text:p>
          </table:table-cell>
          <table:table-cell office:value-type="float" office:value="0.361474610835552" calcext:value-type="float">
            <text:p>0.361474610835552</text:p>
          </table:table-cell>
          <table:table-cell office:value-type="float" office:value="3.93382859230042" calcext:value-type="float">
            <text:p>3.93382859230042</text:p>
          </table:table-cell>
          <table:table-cell office:value-type="float" office:value="0.129396585555571" calcext:value-type="float">
            <text:p>0.1293965855555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{'C': 100, 'kernel': 'linear'}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901" calcext:value-type="float">
            <text:p>0.901</text:p>
          </table:table-cell>
          <table:table-cell office:value-type="float" office:value="0.915" calcext:value-type="float">
            <text:p>0.915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908133333333333" calcext:value-type="float">
            <text:p>0.908133333333333</text:p>
          </table:table-cell>
          <table:table-cell office:value-type="float" office:value="0.008908422980528" calcext:value-type="float">
            <text:p>0.008908422980528</text:p>
          </table:table-cell>
          <table:table-cell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office:value-type="float" office:value="15.033341217041" calcext:value-type="float">
            <text:p>15.033341217041</text:p>
          </table:table-cell>
          <table:table-cell office:value-type="float" office:value="0.36330335998993" calcext:value-type="float">
            <text:p>0.36330335998993</text:p>
          </table:table-cell>
          <table:table-cell office:value-type="float" office:value="3.9221209526062" calcext:value-type="float">
            <text:p>3.9221209526062</text:p>
          </table:table-cell>
          <table:table-cell office:value-type="float" office:value="0.127908993530644" calcext:value-type="float">
            <text:p>0.12790899353064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{'C': 1000, 'kernel': 'linear'}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901" calcext:value-type="float">
            <text:p>0.901</text:p>
          </table:table-cell>
          <table:table-cell office:value-type="float" office:value="0.915" calcext:value-type="float">
            <text:p>0.915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908133333333333" calcext:value-type="float">
            <text:p>0.908133333333333</text:p>
          </table:table-cell>
          <table:table-cell office:value-type="float" office:value="0.008908422980528" calcext:value-type="float">
            <text:p>0.008908422980528</text:p>
          </table:table-cell>
          <table:table-cell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office:value-type="float" office:value="23.1251502990723" calcext:value-type="float">
            <text:p>23.1251502990723</text:p>
          </table:table-cell>
          <table:table-cell office:value-type="float" office:value="0.301104807869918" calcext:value-type="float">
            <text:p>0.301104807869918</text:p>
          </table:table-cell>
          <table:table-cell office:value-type="float" office:value="8.40187287330627" calcext:value-type="float">
            <text:p>8.40187287330627</text:p>
          </table:table-cell>
          <table:table-cell office:value-type="float" office:value="0.131027656568149" calcext:value-type="float">
            <text:p>0.131027656568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, 'gamma': 0.01, 'kernel': 'rbf'}</text:p>
          </table:table-cell>
          <table:table-cell office:value-type="float" office:value="0.962666666666667" calcext:value-type="float">
            <text:p>0.962666666666667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963" calcext:value-type="float">
            <text:p>0.963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005555377774933" calcext:value-type="float">
            <text:p>0.005555377774933</text:p>
          </table:table-cell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26.1097998142242" calcext:value-type="float">
            <text:p>26.1097998142242</text:p>
          </table:table-cell>
          <table:table-cell office:value-type="float" office:value="0.442876739949515" calcext:value-type="float">
            <text:p>0.442876739949515</text:p>
          </table:table-cell>
          <table:table-cell office:value-type="float" office:value="7.23480668067932" calcext:value-type="float">
            <text:p>7.23480668067932</text:p>
          </table:table-cell>
          <table:table-cell office:value-type="float" office:value="0.12215801419653" calcext:value-type="float">
            <text:p>0.122158014196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, 'gamma': 0.01, 'kernel': 'sigmoid'}</text:p>
          </table:table-cell>
          <table:table-cell office:value-type="float" office:value="0.876666666666667" calcext:value-type="float">
            <text:p>0.87666666666666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867666666666667" calcext:value-type="float">
            <text:p>0.867666666666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51" calcext:value-type="float">
            <text:p>0.851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011864793859707" calcext:value-type="float">
            <text:p>0.011864793859707</text:p>
          </table:table-cell>
          <table:table-cell office:value-type="float" office:value="52" calcext:value-type="float">
            <text:p>52</text:p>
          </table:table-cell>
          <table:table-cell table:number-columns-repeated="1007"/>
        </table:table-row>
        <table:table-row table:style-name="ro1">
          <table:table-cell office:value-type="float" office:value="39.7947486877441" calcext:value-type="float">
            <text:p>39.7947486877441</text:p>
          </table:table-cell>
          <table:table-cell office:value-type="float" office:value="0.44917894023381" calcext:value-type="float">
            <text:p>0.44917894023381</text:p>
          </table:table-cell>
          <table:table-cell office:value-type="float" office:value="12.3492853164673" calcext:value-type="float">
            <text:p>12.3492853164673</text:p>
          </table:table-cell>
          <table:table-cell office:value-type="float" office:value="0.131848210098706" calcext:value-type="float">
            <text:p>0.1318482100987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, 'gamma': 0.001, 'kernel': 'rbf'}</text:p>
          </table:table-cell>
          <table:table-cell office:value-type="float" office:value="0.921666666666667" calcext:value-type="float">
            <text:p>0.921666666666667</text:p>
          </table:table-cell>
          <table:table-cell office:value-type="float" office:value="0.926" calcext:value-type="float">
            <text:p>0.926</text:p>
          </table:table-cell>
          <table:table-cell office:value-type="float" office:value="0.911" calcext:value-type="float">
            <text:p>0.911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7627435858647" calcext:value-type="float">
            <text:p>0.007627435858647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float" office:value="51.4989305019379" calcext:value-type="float">
            <text:p>51.4989305019379</text:p>
          </table:table-cell>
          <table:table-cell office:value-type="float" office:value="0.546360260242124" calcext:value-type="float">
            <text:p>0.546360260242124</text:p>
          </table:table-cell>
          <table:table-cell office:value-type="float" office:value="10.4014921188355" calcext:value-type="float">
            <text:p>10.4014921188355</text:p>
          </table:table-cell>
          <table:table-cell office:value-type="float" office:value="0.07768299776252" calcext:value-type="float">
            <text:p>0.07768299776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moid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, 'gamma': 0.001, 'kernel': 'sigmoid'}</text:p>
          </table:table-cell>
          <table:table-cell office:value-type="float" office:value="0.91" calcext:value-type="float">
            <text:p>0.91</text:p>
          </table:table-cell>
          <table:table-cell office:value-type="float" office:value="0.914" calcext:value-type="float">
            <text:p>0.914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907666666666667" calcext:value-type="float">
            <text:p>0.907666666666667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902266666666666" calcext:value-type="float">
            <text:p>0.902266666666666</text:p>
          </table:table-cell>
          <table:table-cell office:value-type="float" office:value="0.010920724436695" calcext:value-type="float">
            <text:p>0.010920724436695</text:p>
          </table:table-cell>
          <table:table-cell office:value-type="float" office:value="51" calcext:value-type="float">
            <text:p>51</text:p>
          </table:table-cell>
          <table:table-cell table:number-columns-repeated="1007"/>
        </table:table-row>
        <table:table-row table:style-name="ro1">
          <table:table-cell office:value-type="float" office:value="24.4321474075317" calcext:value-type="float">
            <text:p>24.4321474075317</text:p>
          </table:table-cell>
          <table:table-cell office:value-type="float" office:value="0.275346705162045" calcext:value-type="float">
            <text:p>0.275346705162045</text:p>
          </table:table-cell>
          <table:table-cell office:value-type="float" office:value="8.18680310249329" calcext:value-type="float">
            <text:p>8.18680310249329</text:p>
          </table:table-cell>
          <table:table-cell office:value-type="float" office:value="0.089843344172614" calcext:value-type="float">
            <text:p>0.089843344172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, 'gamma': 'scale', 'kernel': 'rbf'}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968666666666667" calcext:value-type="float">
            <text:p>0.968666666666667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61666666666667" calcext:value-type="float">
            <text:p>0.961666666666667</text:p>
          </table:table-cell>
          <table:table-cell office:value-type="float" office:value="0.964066666666667" calcext:value-type="float">
            <text:p>0.964066666666667</text:p>
          </table:table-cell>
          <table:table-cell office:value-type="float" office:value="0.004859812524962" calcext:value-type="float">
            <text:p>0.00485981252496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office:value-type="float" office:value="26.564035654068" calcext:value-type="float">
            <text:p>26.564035654068</text:p>
          </table:table-cell>
          <table:table-cell office:value-type="float" office:value="0.357078796809969" calcext:value-type="float">
            <text:p>0.357078796809969</text:p>
          </table:table-cell>
          <table:table-cell office:value-type="float" office:value="7.09823040962219" calcext:value-type="float">
            <text:p>7.09823040962219</text:p>
          </table:table-cell>
          <table:table-cell office:value-type="float" office:value="0.192454752389845" calcext:value-type="float">
            <text:p>0.192454752389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, 'gamma': 'scale', 'kernel': 'sigmoid'}</text:p>
          </table:table-cell>
          <table:table-cell office:value-type="float" office:value="0.819666666666667" calcext:value-type="float">
            <text:p>0.819666666666667</text:p>
          </table:table-cell>
          <table:table-cell office:value-type="float" office:value="0.821333333333333" calcext:value-type="float">
            <text:p>0.821333333333333</text:p>
          </table:table-cell>
          <table:table-cell office:value-type="float" office:value="0.798" calcext:value-type="float">
            <text:p>0.798</text:p>
          </table:table-cell>
          <table:table-cell office:value-type="float" office:value="0.817333333333333" calcext:value-type="float">
            <text:p>0.817333333333333</text:p>
          </table:table-cell>
          <table:table-cell office:value-type="float" office:value="0.779" calcext:value-type="float">
            <text:p>0.779</text:p>
          </table:table-cell>
          <table:table-cell office:value-type="float" office:value="0.807066666666667" calcext:value-type="float">
            <text:p>0.807066666666667</text:p>
          </table:table-cell>
          <table:table-cell office:value-type="float" office:value="0.016356310369056" calcext:value-type="float">
            <text:p>0.016356310369056</text:p>
          </table:table-cell>
          <table:table-cell office:value-type="float" office:value="58" calcext:value-type="float">
            <text:p>58</text:p>
          </table:table-cell>
          <table:table-cell table:number-columns-repeated="1007"/>
        </table:table-row>
        <table:table-row table:style-name="ro1">
          <table:table-cell office:value-type="float" office:value="36.3332401752472" calcext:value-type="float">
            <text:p>36.3332401752472</text:p>
          </table:table-cell>
          <table:table-cell office:value-type="float" office:value="0.394380852074727" calcext:value-type="float">
            <text:p>0.394380852074727</text:p>
          </table:table-cell>
          <table:table-cell office:value-type="float" office:value="11.7244047164917" calcext:value-type="float">
            <text:p>11.7244047164917</text:p>
          </table:table-cell>
          <table:table-cell office:value-type="float" office:value="0.062215191674252" calcext:value-type="float">
            <text:p>0.062215191674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, 'gamma': 'auto', 'kernel': 'rbf'}</text:p>
          </table:table-cell>
          <table:table-cell office:value-type="float" office:value="0.925666666666666" calcext:value-type="float">
            <text:p>0.925666666666666</text:p>
          </table:table-cell>
          <table:table-cell office:value-type="float" office:value="0.931666666666666" calcext:value-type="float">
            <text:p>0.931666666666666</text:p>
          </table:table-cell>
          <table:table-cell office:value-type="float" office:value="0.913666666666667" calcext:value-type="float">
            <text:p>0.913666666666667</text:p>
          </table:table-cell>
          <table:table-cell office:value-type="float" office:value="0.924333333333333" calcext:value-type="float">
            <text:p>0.924333333333333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920933333333333" calcext:value-type="float">
            <text:p>0.920933333333333</text:p>
          </table:table-cell>
          <table:table-cell office:value-type="float" office:value="0.008204064033555" calcext:value-type="float">
            <text:p>0.008204064033555</text:p>
          </table:table-cell>
          <table:table-cell office:value-type="float" office:value="33" calcext:value-type="float">
            <text:p>33</text:p>
          </table:table-cell>
          <table:table-cell table:number-columns-repeated="1007"/>
        </table:table-row>
        <table:table-row table:style-name="ro1">
          <table:table-cell office:value-type="float" office:value="46.5595419883728" calcext:value-type="float">
            <text:p>46.5595419883728</text:p>
          </table:table-cell>
          <table:table-cell office:value-type="float" office:value="0.479583248192242" calcext:value-type="float">
            <text:p>0.479583248192242</text:p>
          </table:table-cell>
          <table:table-cell office:value-type="float" office:value="9.86318264007568" calcext:value-type="float">
            <text:p>9.86318264007568</text:p>
          </table:table-cell>
          <table:table-cell office:value-type="float" office:value="0.113594152212694" calcext:value-type="float">
            <text:p>0.1135941522126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, 'gamma': 'auto', 'kernel': 'sigmoid'}</text:p>
          </table:table-cell>
          <table:table-cell office:value-type="float" office:value="0.914333333333333" calcext:value-type="float">
            <text:p>0.914333333333333</text:p>
          </table:table-cell>
          <table:table-cell office:value-type="float" office:value="0.918333333333333" calcext:value-type="float">
            <text:p>0.918333333333333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911" calcext:value-type="float">
            <text:p>0.911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009669195071635" calcext:value-type="float">
            <text:p>0.009669195071635</text:p>
          </table:table-cell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1">
          <table:table-cell office:value-type="float" office:value="20.0493738174438" calcext:value-type="float">
            <text:p>20.0493738174438</text:p>
          </table:table-cell>
          <table:table-cell office:value-type="float" office:value="0.27820764450393" calcext:value-type="float">
            <text:p>0.27820764450393</text:p>
          </table:table-cell>
          <table:table-cell office:value-type="float" office:value="7.48707489967346" calcext:value-type="float">
            <text:p>7.48707489967346</text:p>
          </table:table-cell>
          <table:table-cell office:value-type="float" office:value="0.113119018946177" calcext:value-type="float">
            <text:p>0.1131190189461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bf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, 'gamma': 0.01, 'kernel': 'rbf'}</text:p>
          </table:table-cell>
          <table:table-cell office:value-type="float" office:value="0.969333333333333" calcext:value-type="float">
            <text:p>0.969333333333333</text:p>
          </table:table-cell>
          <table:table-cell office:value-type="float" office:value="0.974" calcext:value-type="float">
            <text:p>0.974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967666666666667" calcext:value-type="float">
            <text:p>0.96766666666666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003499841266242" calcext:value-type="float">
            <text:p>0.00349984126624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5.2108572483063" calcext:value-type="float">
            <text:p>15.2108572483063</text:p>
          </table:table-cell>
          <table:table-cell office:value-type="float" office:value="0.651319254016141" calcext:value-type="float">
            <text:p>0.651319254016141</text:p>
          </table:table-cell>
          <table:table-cell office:value-type="float" office:value="4.5239146232605" calcext:value-type="float">
            <text:p>4.5239146232605</text:p>
          </table:table-cell>
          <table:table-cell office:value-type="float" office:value="0.110879589189896" calcext:value-type="float">
            <text:p>0.1108795891898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, 'gamma': 0.01, 'kernel': 'sigmoid'}</text:p>
          </table:table-cell>
          <table:table-cell office:value-type="float" office:value="0.827" calcext:value-type="float">
            <text:p>0.827</text:p>
          </table:table-cell>
          <table:table-cell office:value-type="float" office:value="0.837666666666667" calcext:value-type="float">
            <text:p>0.837666666666667</text:p>
          </table:table-cell>
          <table:table-cell office:value-type="float" office:value="0.820333333333333" calcext:value-type="float">
            <text:p>0.820333333333333</text:p>
          </table:table-cell>
          <table:table-cell office:value-type="float" office:value="0.821666666666667" calcext:value-type="float">
            <text:p>0.821666666666667</text:p>
          </table:table-cell>
          <table:table-cell office:value-type="float" office:value="0.800666666666667" calcext:value-type="float">
            <text:p>0.800666666666667</text:p>
          </table:table-cell>
          <table:table-cell office:value-type="float" office:value="0.821466666666667" calcext:value-type="float">
            <text:p>0.821466666666667</text:p>
          </table:table-cell>
          <table:table-cell office:value-type="float" office:value="0.012058376526069" calcext:value-type="float">
            <text:p>0.012058376526069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float" office:value="18.7643886566162" calcext:value-type="float">
            <text:p>18.7643886566162</text:p>
          </table:table-cell>
          <table:table-cell office:value-type="float" office:value="0.303782760219356" calcext:value-type="float">
            <text:p>0.303782760219356</text:p>
          </table:table-cell>
          <table:table-cell office:value-type="float" office:value="7.25834817886353" calcext:value-type="float">
            <text:p>7.25834817886353</text:p>
          </table:table-cell>
          <table:table-cell office:value-type="float" office:value="0.092472705529259" calcext:value-type="float">
            <text:p>0.0924727055292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b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, 'gamma': 0.001, 'kernel': 'rbf'}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6333333333333" calcext:value-type="float">
            <text:p>0.946333333333333</text:p>
          </table:table-cell>
          <table:table-cell office:value-type="float" office:value="0.93" calcext:value-type="float">
            <text:p>0.93</text:p>
          </table:table-cell>
          <table:table-cell office:value-type="float" office:value="0.944333333333333" calcext:value-type="float">
            <text:p>0.944333333333333</text:p>
          </table:table-cell>
          <table:table-cell office:value-type="float" office:value="0.925666666666666" calcext:value-type="float">
            <text:p>0.925666666666666</text:p>
          </table:table-cell>
          <table:table-cell office:value-type="float" office:value="0.937866666666667" calcext:value-type="float">
            <text:p>0.937866666666667</text:p>
          </table:table-cell>
          <table:table-cell office:value-type="float" office:value="0.008373503182991" calcext:value-type="float">
            <text:p>0.008373503182991</text:p>
          </table:table-cell>
          <table:table-cell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22.0526391983032" calcext:value-type="float">
            <text:p>22.0526391983032</text:p>
          </table:table-cell>
          <table:table-cell office:value-type="float" office:value="0.300463420471821" calcext:value-type="float">
            <text:p>0.300463420471821</text:p>
          </table:table-cell>
          <table:table-cell office:value-type="float" office:value="5.8775646686554" calcext:value-type="float">
            <text:p>5.8775646686554</text:p>
          </table:table-cell>
          <table:table-cell office:value-type="float" office:value="0.060694982751297" calcext:value-type="float">
            <text:p>0.0606949827512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, 'gamma': 0.001, 'kernel': 'sigmoid'}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7" calcext:value-type="float">
            <text:p>0.937</text:p>
          </table:table-cell>
          <table:table-cell office:value-type="float" office:value="0.921333333333333" calcext:value-type="float">
            <text:p>0.921333333333333</text:p>
          </table:table-cell>
          <table:table-cell office:value-type="float" office:value="0.929" calcext:value-type="float">
            <text:p>0.929</text:p>
          </table:table-cell>
          <table:table-cell office:value-type="float" office:value="0.913" calcext:value-type="float">
            <text:p>0.913</text:p>
          </table:table-cell>
          <table:table-cell office:value-type="float" office:value="0.926666666666667" calcext:value-type="float">
            <text:p>0.926666666666667</text:p>
          </table:table-cell>
          <table:table-cell office:value-type="float" office:value="0.008573862088412" calcext:value-type="float">
            <text:p>0.008573862088412</text:p>
          </table:table-cell>
          <table:table-cell office:value-type="float" office:value="31" calcext:value-type="float">
            <text:p>31</text:p>
          </table:table-cell>
          <table:table-cell table:number-columns-repeated="1007"/>
        </table:table-row>
        <table:table-row table:style-name="ro1">
          <table:table-cell office:value-type="float" office:value="22.7247140884399" calcext:value-type="float">
            <text:p>22.7247140884399</text:p>
          </table:table-cell>
          <table:table-cell office:value-type="float" office:value="0.222906117485111" calcext:value-type="float">
            <text:p>0.222906117485111</text:p>
          </table:table-cell>
          <table:table-cell office:value-type="float" office:value="8.01042585372925" calcext:value-type="float">
            <text:p>8.01042585372925</text:p>
          </table:table-cell>
          <table:table-cell office:value-type="float" office:value="0.083901367628248" calcext:value-type="float">
            <text:p>0.083901367628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, 'gamma': 'scale', 'kernel': 'rbf'}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963666666666667" calcext:value-type="float">
            <text:p>0.963666666666667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70066666666667" calcext:value-type="float">
            <text:p>0.970066666666667</text:p>
          </table:table-cell>
          <table:table-cell office:value-type="float" office:value="0.003586394041683" calcext:value-type="float">
            <text:p>0.003586394041683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17.3085354328156" calcext:value-type="float">
            <text:p>17.3085354328156</text:p>
          </table:table-cell>
          <table:table-cell office:value-type="float" office:value="0.590638482680094" calcext:value-type="float">
            <text:p>0.590638482680094</text:p>
          </table:table-cell>
          <table:table-cell office:value-type="float" office:value="5.19144172668457" calcext:value-type="float">
            <text:p>5.19144172668457</text:p>
          </table:table-cell>
          <table:table-cell office:value-type="float" office:value="0.126432626505105" calcext:value-type="float">
            <text:p>0.126432626505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, 'gamma': 'scale', 'kernel': 'sigmoid'}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789333333333333" calcext:value-type="float">
            <text:p>0.789333333333333</text:p>
          </table:table-cell>
          <table:table-cell office:value-type="float" office:value="0.755666666666667" calcext:value-type="float">
            <text:p>0.755666666666667</text:p>
          </table:table-cell>
          <table:table-cell office:value-type="float" office:value="0.783666666666667" calcext:value-type="float">
            <text:p>0.783666666666667</text:p>
          </table:table-cell>
          <table:table-cell office:value-type="float" office:value="0.737666666666667" calcext:value-type="float">
            <text:p>0.737666666666667</text:p>
          </table:table-cell>
          <table:table-cell office:value-type="float" office:value="0.769933333333333" calcext:value-type="float">
            <text:p>0.769933333333333</text:p>
          </table:table-cell>
          <table:table-cell office:value-type="float" office:value="0.019945926902503" calcext:value-type="float">
            <text:p>0.019945926902503</text:p>
          </table:table-cell>
          <table:table-cell office:value-type="float" office:value="61" calcext:value-type="float">
            <text:p>61</text:p>
          </table:table-cell>
          <table:table-cell table:number-columns-repeated="1007"/>
        </table:table-row>
        <table:table-row table:style-name="ro1">
          <table:table-cell office:value-type="float" office:value="17.8869924068451" calcext:value-type="float">
            <text:p>17.8869924068451</text:p>
          </table:table-cell>
          <table:table-cell office:value-type="float" office:value="0.318789169844711" calcext:value-type="float">
            <text:p>0.318789169844711</text:p>
          </table:table-cell>
          <table:table-cell office:value-type="float" office:value="7.02908215522766" calcext:value-type="float">
            <text:p>7.02908215522766</text:p>
          </table:table-cell>
          <table:table-cell office:value-type="float" office:value="0.146454216827925" calcext:value-type="float">
            <text:p>0.1464542168279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, 'gamma': 'auto', 'kernel': 'rbf'}</text:p>
          </table:table-cell>
          <table:table-cell office:value-type="float" office:value="0.944333333333333" calcext:value-type="float">
            <text:p>0.944333333333333</text:p>
          </table:table-cell>
          <table:table-cell office:value-type="float" office:value="0.949666666666667" calcext:value-type="float">
            <text:p>0.949666666666667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8333333333333" calcext:value-type="float">
            <text:p>0.948333333333333</text:p>
          </table:table-cell>
          <table:table-cell office:value-type="float" office:value="0.930333333333333" calcext:value-type="float">
            <text:p>0.930333333333333</text:p>
          </table:table-cell>
          <table:table-cell office:value-type="float" office:value="0.941533333333333" calcext:value-type="float">
            <text:p>0.941533333333333</text:p>
          </table:table-cell>
          <table:table-cell office:value-type="float" office:value="0.007594149795146" calcext:value-type="float">
            <text:p>0.007594149795146</text:p>
          </table:table-cell>
          <table:table-cell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office:value-type="float" office:value="20.6327863693237" calcext:value-type="float">
            <text:p>20.6327863693237</text:p>
          </table:table-cell>
          <table:table-cell office:value-type="float" office:value="0.283012272907823" calcext:value-type="float">
            <text:p>0.283012272907823</text:p>
          </table:table-cell>
          <table:table-cell office:value-type="float" office:value="5.59443736076355" calcext:value-type="float">
            <text:p>5.59443736076355</text:p>
          </table:table-cell>
          <table:table-cell office:value-type="float" office:value="0.069354664498591" calcext:value-type="float">
            <text:p>0.0693546644985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, 'gamma': 'auto', 'kernel': 'sigmoid'}</text:p>
          </table:table-cell>
          <table:table-cell office:value-type="float" office:value="0.932666666666666" calcext:value-type="float">
            <text:p>0.932666666666666</text:p>
          </table:table-cell>
          <table:table-cell office:value-type="float" office:value="0.939" calcext:value-type="float">
            <text:p>0.939</text:p>
          </table:table-cell>
          <table:table-cell office:value-type="float" office:value="0.921666666666667" calcext:value-type="float">
            <text:p>0.921666666666667</text:p>
          </table:table-cell>
          <table:table-cell office:value-type="float" office:value="0.932333333333333" calcext:value-type="float">
            <text:p>0.932333333333333</text:p>
          </table:table-cell>
          <table:table-cell office:value-type="float" office:value="0.915" calcext:value-type="float">
            <text:p>0.915</text:p>
          </table:table-cell>
          <table:table-cell office:value-type="float" office:value="0.928133333333333" calcext:value-type="float">
            <text:p>0.928133333333333</text:p>
          </table:table-cell>
          <table:table-cell office:value-type="float" office:value="0.008609039177258" calcext:value-type="float">
            <text:p>0.008609039177258</text:p>
          </table:table-cell>
          <table:table-cell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 office:value-type="float" office:value="20.0290970802307" calcext:value-type="float">
            <text:p>20.0290970802307</text:p>
          </table:table-cell>
          <table:table-cell office:value-type="float" office:value="0.254017072395581" calcext:value-type="float">
            <text:p>0.254017072395581</text:p>
          </table:table-cell>
          <table:table-cell office:value-type="float" office:value="7.49514355659485" calcext:value-type="float">
            <text:p>7.49514355659485</text:p>
          </table:table-cell>
          <table:table-cell office:value-type="float" office:value="0.102176553007607" calcext:value-type="float">
            <text:p>0.1021765530076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bf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, 'gamma': 0.01, 'kernel': 'rbf'}</text:p>
          </table:table-cell>
          <table:table-cell office:value-type="float" office:value="0.97" calcext:value-type="float">
            <text:p>0.97</text:p>
          </table:table-cell>
          <table:table-cell office:value-type="float" office:value="0.974" calcext:value-type="float">
            <text:p>0.974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67333333333333" calcext:value-type="float">
            <text:p>0.967333333333333</text:p>
          </table:table-cell>
          <table:table-cell office:value-type="float" office:value="0.968266666666667" calcext:value-type="float">
            <text:p>0.968266666666667</text:p>
          </table:table-cell>
          <table:table-cell office:value-type="float" office:value="0.003567756842736" calcext:value-type="float">
            <text:p>0.003567756842736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3.2256467342377" calcext:value-type="float">
            <text:p>13.2256467342377</text:p>
          </table:table-cell>
          <table:table-cell office:value-type="float" office:value="0.425260400935546" calcext:value-type="float">
            <text:p>0.425260400935546</text:p>
          </table:table-cell>
          <table:table-cell office:value-type="float" office:value="4.10082478523254" calcext:value-type="float">
            <text:p>4.10082478523254</text:p>
          </table:table-cell>
          <table:table-cell office:value-type="float" office:value="0.129912569475529" calcext:value-type="float">
            <text:p>0.1299125694755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, 'gamma': 0.01, 'kernel': 'sigmoid'}</text:p>
          </table:table-cell>
          <table:table-cell office:value-type="float" office:value="0.814333333333333" calcext:value-type="float">
            <text:p>0.814333333333333</text:p>
          </table:table-cell>
          <table:table-cell office:value-type="float" office:value="0.824666666666667" calcext:value-type="float">
            <text:p>0.824666666666667</text:p>
          </table:table-cell>
          <table:table-cell office:value-type="float" office:value="0.800666666666667" calcext:value-type="float">
            <text:p>0.800666666666667</text:p>
          </table:table-cell>
          <table:table-cell office:value-type="float" office:value="0.814666666666667" calcext:value-type="float">
            <text:p>0.814666666666667</text:p>
          </table:table-cell>
          <table:table-cell office:value-type="float" office:value="0.784666666666667" calcext:value-type="float">
            <text:p>0.784666666666667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013858972224199" calcext:value-type="float">
            <text:p>0.013858972224199</text:p>
          </table:table-cell>
          <table:table-cell office:value-type="float" office:value="57" calcext:value-type="float">
            <text:p>57</text:p>
          </table:table-cell>
          <table:table-cell table:number-columns-repeated="1007"/>
        </table:table-row>
        <table:table-row table:style-name="ro1">
          <table:table-cell office:value-type="float" office:value="15.1060132026672" calcext:value-type="float">
            <text:p>15.1060132026672</text:p>
          </table:table-cell>
          <table:table-cell office:value-type="float" office:value="0.27979916087054" calcext:value-type="float">
            <text:p>0.27979916087054</text:p>
          </table:table-cell>
          <table:table-cell office:value-type="float" office:value="6.01200499534607" calcext:value-type="float">
            <text:p>6.01200499534607</text:p>
          </table:table-cell>
          <table:table-cell office:value-type="float" office:value="0.069882437118544" calcext:value-type="float">
            <text:p>0.0698824371185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b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, 'gamma': 0.001, 'kernel': 'rbf'}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953" calcext:value-type="float">
            <text:p>0.953</text:p>
          </table:table-cell>
          <table:table-cell office:value-type="float" office:value="0.938666666666667" calcext:value-type="float">
            <text:p>0.938666666666667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937666666666667" calcext:value-type="float">
            <text:p>0.93766666666666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06749485577106" calcext:value-type="float">
            <text:p>0.006749485577106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4.9716551780701" calcext:value-type="float">
            <text:p>14.9716551780701</text:p>
          </table:table-cell>
          <table:table-cell office:value-type="float" office:value="0.304276212186833" calcext:value-type="float">
            <text:p>0.304276212186833</text:p>
          </table:table-cell>
          <table:table-cell office:value-type="float" office:value="4.28078436851501" calcext:value-type="float">
            <text:p>4.28078436851501</text:p>
          </table:table-cell>
          <table:table-cell office:value-type="float" office:value="0.076709282355911" calcext:value-type="float">
            <text:p>0.0767092823559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gmoid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, 'gamma': 0.001, 'kernel': 'sigmoid'}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9" calcext:value-type="float">
            <text:p>0.939</text:p>
          </table:table-cell>
          <table:table-cell office:value-type="float" office:value="0.925333333333333" calcext:value-type="float">
            <text:p>0.925333333333333</text:p>
          </table:table-cell>
          <table:table-cell office:value-type="float" office:value="0.938333333333333" calcext:value-type="float">
            <text:p>0.938333333333333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930066666666666" calcext:value-type="float">
            <text:p>0.930066666666666</text:p>
          </table:table-cell>
          <table:table-cell office:value-type="float" office:value="0.009124813544518" calcext:value-type="float">
            <text:p>0.009124813544518</text:p>
          </table:table-cell>
          <table:table-cell office:value-type="float" office:value="23" calcext:value-type="float">
            <text:p>23</text:p>
          </table:table-cell>
          <table:table-cell table:number-columns-repeated="1007"/>
        </table:table-row>
        <table:table-row table:style-name="ro1">
          <table:table-cell table:style-name="ce1" office:value-type="float" office:value="22.7935667991638" calcext:value-type="float">
            <text:p>22.7935667991638</text:p>
          </table:table-cell>
          <table:table-cell table:style-name="ce1" office:value-type="float" office:value="0.162248236499487" calcext:value-type="float">
            <text:p>0.162248236499487</text:p>
          </table:table-cell>
          <table:table-cell table:style-name="ce1" office:value-type="float" office:value="8.05066781044006" calcext:value-type="float">
            <text:p>8.05066781044006</text:p>
          </table:table-cell>
          <table:table-cell table:style-name="ce1" office:value-type="float" office:value="0.065494637509551" calcext:value-type="float">
            <text:p>0.06549463750955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--</text:p>
          </table:table-cell>
          <table:table-cell table:style-name="ce1" office:value-type="string" calcext:value-type="string">
            <text:p>{'C': 100, 'gamma': 'scale', 'kernel': 'rbf'}</text:p>
          </table:table-cell>
          <table:table-cell table:style-name="ce1" office:value-type="float" office:value="0.972666666666667" calcext:value-type="float">
            <text:p>0.972666666666667</text:p>
          </table:table-cell>
          <table:table-cell table:style-name="ce1" office:value-type="float" office:value="0.974666666666667" calcext:value-type="float">
            <text:p>0.974666666666667</text:p>
          </table:table-cell>
          <table:table-cell table:style-name="ce1" office:value-type="float" office:value="0.964333333333333" calcext:value-type="float">
            <text:p>0.964333333333333</text:p>
          </table:table-cell>
          <table:table-cell table:number-columns-repeated="2" table:style-name="ce1" office:value-type="float" office:value="0.97" calcext:value-type="float">
            <text:p>0.97</text:p>
          </table:table-cell>
          <table:table-cell table:style-name="ce1" office:value-type="float" office:value="0.970333333333333" calcext:value-type="float">
            <text:p>0.970333333333333</text:p>
          </table:table-cell>
          <table:table-cell table:style-name="ce1" office:value-type="float" office:value="0.003476907949441" calcext:value-type="float">
            <text:p>0.00347690794944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07"/>
        </table:table-row>
        <table:table-row table:style-name="ro1">
          <table:table-cell office:value-type="float" office:value="15.9443717956543" calcext:value-type="float">
            <text:p>15.9443717956543</text:p>
          </table:table-cell>
          <table:table-cell office:value-type="float" office:value="0.632706468858241" calcext:value-type="float">
            <text:p>0.632706468858241</text:p>
          </table:table-cell>
          <table:table-cell office:value-type="float" office:value="4.95148777961731" calcext:value-type="float">
            <text:p>4.95148777961731</text:p>
          </table:table-cell>
          <table:table-cell office:value-type="float" office:value="0.139429737222874" calcext:value-type="float">
            <text:p>0.1394297372228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, 'gamma': 'scale', 'kernel': 'sigmoid'}</text:p>
          </table:table-cell>
          <table:table-cell office:value-type="float" office:value="0.77" calcext:value-type="float">
            <text:p>0.77</text:p>
          </table:table-cell>
          <table:table-cell office:value-type="float" office:value="0.785666666666667" calcext:value-type="float">
            <text:p>0.785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776" calcext:value-type="float">
            <text:p>0.776</text:p>
          </table:table-cell>
          <table:table-cell office:value-type="float" office:value="0.736" calcext:value-type="float">
            <text:p>0.736</text:p>
          </table:table-cell>
          <table:table-cell office:value-type="float" office:value="0.763533333333333" calcext:value-type="float">
            <text:p>0.763533333333333</text:p>
          </table:table-cell>
          <table:table-cell office:value-type="float" office:value="0.018046360051576" calcext:value-type="float">
            <text:p>0.018046360051576</text:p>
          </table:table-cell>
          <table:table-cell office:value-type="float" office:value="64" calcext:value-type="float">
            <text:p>64</text:p>
          </table:table-cell>
          <table:table-cell table:number-columns-repeated="1007"/>
        </table:table-row>
        <table:table-row table:style-name="ro1">
          <table:table-cell office:value-type="float" office:value="15.1781290531158" calcext:value-type="float">
            <text:p>15.1781290531158</text:p>
          </table:table-cell>
          <table:table-cell office:value-type="float" office:value="0.25462032485873" calcext:value-type="float">
            <text:p>0.25462032485873</text:p>
          </table:table-cell>
          <table:table-cell office:value-type="float" office:value="6.06758584976196" calcext:value-type="float">
            <text:p>6.06758584976196</text:p>
          </table:table-cell>
          <table:table-cell office:value-type="float" office:value="0.062227562158462" calcext:value-type="float">
            <text:p>0.0622275621584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, 'gamma': 'auto', 'kernel': 'rbf'}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954" calcext:value-type="float">
            <text:p>0.954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06175219294352" calcext:value-type="float">
            <text:p>0.006175219294352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14.8734204292297" calcext:value-type="float">
            <text:p>14.8734204292297</text:p>
          </table:table-cell>
          <table:table-cell office:value-type="float" office:value="0.288698170960534" calcext:value-type="float">
            <text:p>0.288698170960534</text:p>
          </table:table-cell>
          <table:table-cell office:value-type="float" office:value="4.20791511535645" calcext:value-type="float">
            <text:p>4.20791511535645</text:p>
          </table:table-cell>
          <table:table-cell office:value-type="float" office:value="0.076015751836358" calcext:value-type="float">
            <text:p>0.0760157518363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, 'gamma': 'auto', 'kernel': 'sigmoid'}</text:p>
          </table:table-cell>
          <table:table-cell office:value-type="float" office:value="0.930666666666667" calcext:value-type="float">
            <text:p>0.930666666666667</text:p>
          </table:table-cell>
          <table:table-cell office:value-type="float" office:value="0.938" calcext:value-type="float">
            <text:p>0.938</text:p>
          </table:table-cell>
          <table:table-cell office:value-type="float" office:value="0.922333333333333" calcext:value-type="float">
            <text:p>0.922333333333333</text:p>
          </table:table-cell>
          <table:table-cell office:value-type="float" office:value="0.936333333333333" calcext:value-type="float">
            <text:p>0.936333333333333</text:p>
          </table:table-cell>
          <table:table-cell office:value-type="float" office:value="0.913" calcext:value-type="float">
            <text:p>0.913</text:p>
          </table:table-cell>
          <table:table-cell office:value-type="float" office:value="0.928066666666667" calcext:value-type="float">
            <text:p>0.928066666666667</text:p>
          </table:table-cell>
          <table:table-cell office:value-type="float" office:value="0.009312834632317" calcext:value-type="float">
            <text:p>0.009312834632317</text:p>
          </table:table-cell>
          <table:table-cell office:value-type="float" office:value="28" calcext:value-type="float">
            <text:p>28</text:p>
          </table:table-cell>
          <table:table-cell table:number-columns-repeated="1007"/>
        </table:table-row>
        <table:table-row table:style-name="ro1">
          <table:table-cell office:value-type="float" office:value="20.0112199783325" calcext:value-type="float">
            <text:p>20.0112199783325</text:p>
          </table:table-cell>
          <table:table-cell office:value-type="float" office:value="0.260032059617128" calcext:value-type="float">
            <text:p>0.260032059617128</text:p>
          </table:table-cell>
          <table:table-cell office:value-type="float" office:value="7.49137225151062" calcext:value-type="float">
            <text:p>7.49137225151062</text:p>
          </table:table-cell>
          <table:table-cell office:value-type="float" office:value="0.100645539596632" calcext:value-type="float">
            <text:p>0.1006455395966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bf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0, 'gamma': 0.01, 'kernel': 'rbf'}</text:p>
          </table:table-cell>
          <table:table-cell office:value-type="float" office:value="0.97" calcext:value-type="float">
            <text:p>0.97</text:p>
          </table:table-cell>
          <table:table-cell office:value-type="float" office:value="0.974" calcext:value-type="float">
            <text:p>0.974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67333333333333" calcext:value-type="float">
            <text:p>0.967333333333333</text:p>
          </table:table-cell>
          <table:table-cell office:value-type="float" office:value="0.968266666666667" calcext:value-type="float">
            <text:p>0.968266666666667</text:p>
          </table:table-cell>
          <table:table-cell office:value-type="float" office:value="0.003567756842736" calcext:value-type="float">
            <text:p>0.003567756842736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3.2562646389008" calcext:value-type="float">
            <text:p>13.2562646389008</text:p>
          </table:table-cell>
          <table:table-cell office:value-type="float" office:value="0.310899669002397" calcext:value-type="float">
            <text:p>0.310899669002397</text:p>
          </table:table-cell>
          <table:table-cell office:value-type="float" office:value="4.04147930145264" calcext:value-type="float">
            <text:p>4.04147930145264</text:p>
          </table:table-cell>
          <table:table-cell office:value-type="float" office:value="0.133952304319436" calcext:value-type="float">
            <text:p>0.1339523043194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0, 'gamma': 0.01, 'kernel': 'sigmoid'}</text:p>
          </table:table-cell>
          <table:table-cell office:value-type="float" office:value="0.810666666666667" calcext:value-type="float">
            <text:p>0.810666666666667</text:p>
          </table:table-cell>
          <table:table-cell office:value-type="float" office:value="0.82" calcext:value-type="float">
            <text:p>0.82</text:p>
          </table:table-cell>
          <table:table-cell office:value-type="float" office:value="0.792666666666667" calcext:value-type="float">
            <text:p>0.792666666666667</text:p>
          </table:table-cell>
          <table:table-cell office:value-type="float" office:value="0.813" calcext:value-type="float">
            <text:p>0.813</text:p>
          </table:table-cell>
          <table:table-cell office:value-type="float" office:value="0.785" calcext:value-type="float">
            <text:p>0.785</text:p>
          </table:table-cell>
          <table:table-cell office:value-type="float" office:value="0.804266666666667" calcext:value-type="float">
            <text:p>0.804266666666667</text:p>
          </table:table-cell>
          <table:table-cell office:value-type="float" office:value="0.013194948528383" calcext:value-type="float">
            <text:p>0.013194948528383</text:p>
          </table:table-cell>
          <table:table-cell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office:value-type="float" office:value="15.0537662029266" calcext:value-type="float">
            <text:p>15.0537662029266</text:p>
          </table:table-cell>
          <table:table-cell office:value-type="float" office:value="0.273222389948355" calcext:value-type="float">
            <text:p>0.273222389948355</text:p>
          </table:table-cell>
          <table:table-cell office:value-type="float" office:value="6.02278056144714" calcext:value-type="float">
            <text:p>6.02278056144714</text:p>
          </table:table-cell>
          <table:table-cell office:value-type="float" office:value="0.083587452850062" calcext:value-type="float">
            <text:p>0.0835874528500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b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0, 'gamma': 0.001, 'kernel': 'rbf'}</text:p>
          </table:table-cell>
          <table:table-cell office:value-type="float" office:value="0.946333333333333" calcext:value-type="float">
            <text:p>0.946333333333333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938333333333333" calcext:value-type="float">
            <text:p>0.938333333333333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932333333333333" calcext:value-type="float">
            <text:p>0.932333333333333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00648211213863" calcext:value-type="float">
            <text:p>0.00648211213863</text:p>
          </table:table-cell>
          <table:table-cell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float" office:value="15.1128522396088" calcext:value-type="float">
            <text:p>15.1128522396088</text:p>
          </table:table-cell>
          <table:table-cell office:value-type="float" office:value="0.342996797614526" calcext:value-type="float">
            <text:p>0.342996797614526</text:p>
          </table:table-cell>
          <table:table-cell office:value-type="float" office:value="4.10142588615418" calcext:value-type="float">
            <text:p>4.10142588615418</text:p>
          </table:table-cell>
          <table:table-cell office:value-type="float" office:value="0.0649262064534" calcext:value-type="float">
            <text:p>0.06492620645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igmoid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0, 'gamma': 0.001, 'kernel': 'sigmoid'}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2" calcext:value-type="float">
            <text:p>0.922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919" calcext:value-type="float">
            <text:p>0.919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936897954837" calcext:value-type="float">
            <text:p>0.00936897954837</text:p>
          </table:table-cell>
          <table:table-cell office:value-type="float" office:value="40" calcext:value-type="float">
            <text:p>40</text:p>
          </table:table-cell>
          <table:table-cell table:number-columns-repeated="1007"/>
        </table:table-row>
        <table:table-row table:style-name="ro1">
          <table:table-cell table:style-name="ce1" office:value-type="float" office:value="22.7152590274811" calcext:value-type="float">
            <text:p>22.7152590274811</text:p>
          </table:table-cell>
          <table:table-cell table:style-name="ce1" office:value-type="float" office:value="0.22292965448308" calcext:value-type="float">
            <text:p>0.22292965448308</text:p>
          </table:table-cell>
          <table:table-cell table:style-name="ce1" office:value-type="float" office:value="8.03254380226135" calcext:value-type="float">
            <text:p>8.03254380226135</text:p>
          </table:table-cell>
          <table:table-cell table:style-name="ce1" office:value-type="float" office:value="0.096318368316521" calcext:value-type="float">
            <text:p>0.09631836831652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--</text:p>
          </table:table-cell>
          <table:table-cell table:style-name="ce1" office:value-type="string" calcext:value-type="string">
            <text:p>{'C': 1000, 'gamma': 'scale', 'kernel': 'rbf'}</text:p>
          </table:table-cell>
          <table:table-cell table:style-name="ce1" office:value-type="float" office:value="0.972666666666667" calcext:value-type="float">
            <text:p>0.972666666666667</text:p>
          </table:table-cell>
          <table:table-cell table:style-name="ce1" office:value-type="float" office:value="0.974666666666667" calcext:value-type="float">
            <text:p>0.974666666666667</text:p>
          </table:table-cell>
          <table:table-cell table:style-name="ce1" office:value-type="float" office:value="0.964333333333333" calcext:value-type="float">
            <text:p>0.964333333333333</text:p>
          </table:table-cell>
          <table:table-cell table:number-columns-repeated="2" table:style-name="ce1" office:value-type="float" office:value="0.97" calcext:value-type="float">
            <text:p>0.97</text:p>
          </table:table-cell>
          <table:table-cell table:style-name="ce1" office:value-type="float" office:value="0.970333333333333" calcext:value-type="float">
            <text:p>0.970333333333333</text:p>
          </table:table-cell>
          <table:table-cell table:style-name="ce1" office:value-type="float" office:value="0.003476907949441" calcext:value-type="float">
            <text:p>0.00347690794944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07"/>
        </table:table-row>
        <table:table-row table:style-name="ro1">
          <table:table-cell office:value-type="float" office:value="15.9099417209625" calcext:value-type="float">
            <text:p>15.9099417209625</text:p>
          </table:table-cell>
          <table:table-cell office:value-type="float" office:value="0.575503485606963" calcext:value-type="float">
            <text:p>0.575503485606963</text:p>
          </table:table-cell>
          <table:table-cell office:value-type="float" office:value="4.90781211853027" calcext:value-type="float">
            <text:p>4.90781211853027</text:p>
          </table:table-cell>
          <table:table-cell office:value-type="float" office:value="0.131673387384283" calcext:value-type="float">
            <text:p>0.13167338738428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0, 'gamma': 'scale', 'kernel': 'sigmoid'}</text:p>
          </table:table-cell>
          <table:table-cell office:value-type="float" office:value="0.775333333333333" calcext:value-type="float">
            <text:p>0.775333333333333</text:p>
          </table:table-cell>
          <table:table-cell office:value-type="float" office:value="0.785666666666667" calcext:value-type="float">
            <text:p>0.785666666666667</text:p>
          </table:table-cell>
          <table:table-cell office:value-type="float" office:value="0.752" calcext:value-type="float">
            <text:p>0.752</text:p>
          </table:table-cell>
          <table:table-cell office:value-type="float" office:value="0.775333333333333" calcext:value-type="float">
            <text:p>0.775333333333333</text:p>
          </table:table-cell>
          <table:table-cell office:value-type="float" office:value="0.734" calcext:value-type="float">
            <text:p>0.734</text:p>
          </table:table-cell>
          <table:table-cell office:value-type="float" office:value="0.764466666666667" calcext:value-type="float">
            <text:p>0.764466666666667</text:p>
          </table:table-cell>
          <table:table-cell office:value-type="float" office:value="0.018810871561118" calcext:value-type="float">
            <text:p>0.018810871561118</text:p>
          </table:table-cell>
          <table:table-cell office:value-type="float" office:value="63" calcext:value-type="float">
            <text:p>63</text:p>
          </table:table-cell>
          <table:table-cell table:number-columns-repeated="1007"/>
        </table:table-row>
        <table:table-row table:style-name="ro1">
          <table:table-cell office:value-type="float" office:value="15.1853756427765" calcext:value-type="float">
            <text:p>15.1853756427765</text:p>
          </table:table-cell>
          <table:table-cell office:value-type="float" office:value="0.27796459384748" calcext:value-type="float">
            <text:p>0.27796459384748</text:p>
          </table:table-cell>
          <table:table-cell office:value-type="float" office:value="6.09317655563355" calcext:value-type="float">
            <text:p>6.09317655563355</text:p>
          </table:table-cell>
          <table:table-cell office:value-type="float" office:value="0.075381132275496" calcext:value-type="float">
            <text:p>0.0753811322754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0, 'gamma': 'auto', 'kernel': 'rbf'}</text:p>
          </table:table-cell>
          <table:table-cell office:value-type="float" office:value="0.949666666666667" calcext:value-type="float">
            <text:p>0.949666666666667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942" calcext:value-type="float">
            <text:p>0.942</text:p>
          </table:table-cell>
          <table:table-cell office:value-type="float" office:value="0.95" calcext:value-type="float">
            <text:p>0.95</text:p>
          </table:table-cell>
          <table:table-cell office:value-type="float" office:value="0.936333333333333" calcext:value-type="float">
            <text:p>0.936333333333333</text:p>
          </table:table-cell>
          <table:table-cell office:value-type="float" office:value="0.946333333333334" calcext:value-type="float">
            <text:p>0.946333333333334</text:p>
          </table:table-cell>
          <table:table-cell office:value-type="float" office:value="0.006278711828251" calcext:value-type="float">
            <text:p>0.006278711828251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15.1804956436157" calcext:value-type="float">
            <text:p>15.1804956436157</text:p>
          </table:table-cell>
          <table:table-cell office:value-type="float" office:value="0.358558863303715" calcext:value-type="float">
            <text:p>0.358558863303715</text:p>
          </table:table-cell>
          <table:table-cell office:value-type="float" office:value="4.07539710998535" calcext:value-type="float">
            <text:p>4.07539710998535</text:p>
          </table:table-cell>
          <table:table-cell office:value-type="float" office:value="0.07324962644152" calcext:value-type="float">
            <text:p>0.073249626441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0, 'gamma': 'auto', 'kernel': 'sigmoid'}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907933333333334" calcext:value-type="float">
            <text:p>0.907933333333334</text:p>
          </table:table-cell>
          <table:table-cell office:value-type="float" office:value="0.009569395661866" calcext:value-type="float">
            <text:p>0.009569395661866</text:p>
          </table:table-cell>
          <table:table-cell office:value-type="float" office:value="46" calcext:value-type="float">
            <text:p>46</text:p>
          </table:table-cell>
          <table:table-cell table:number-columns-repeated="1007"/>
        </table:table-row>
        <table:table-row table:style-name="ro1">
          <table:table-cell office:value-type="float" office:value="21.6571524620056" calcext:value-type="float">
            <text:p>21.6571524620056</text:p>
          </table:table-cell>
          <table:table-cell office:value-type="float" office:value="0.294965537999728" calcext:value-type="float">
            <text:p>0.294965537999728</text:p>
          </table:table-cell>
          <table:table-cell office:value-type="float" office:value="5.50517082214356" calcext:value-type="float">
            <text:p>5.50517082214356</text:p>
          </table:table-cell>
          <table:table-cell office:value-type="float" office:value="0.065541930607625" calcext:value-type="float">
            <text:p>0.065541930607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, 'degree': 1, 'gamma': 0.01, 'kernel': 'poly'}</text:p>
          </table:table-cell>
          <table:table-cell office:value-type="float" office:value="0.933666666666666" calcext:value-type="float">
            <text:p>0.933666666666666</text:p>
          </table:table-cell>
          <table:table-cell office:value-type="float" office:value="0.936666666666667" calcext:value-type="float">
            <text:p>0.936666666666667</text:p>
          </table:table-cell>
          <table:table-cell office:value-type="float" office:value="0.921666666666667" calcext:value-type="float">
            <text:p>0.921666666666667</text:p>
          </table:table-cell>
          <table:table-cell office:value-type="float" office:value="0.929666666666667" calcext:value-type="float">
            <text:p>0.929666666666667</text:p>
          </table:table-cell>
          <table:table-cell office:value-type="float" office:value="0.913" calcext:value-type="float">
            <text:p>0.913</text:p>
          </table:table-cell>
          <table:table-cell office:value-type="float" office:value="0.926933333333333" calcext:value-type="float">
            <text:p>0.926933333333333</text:p>
          </table:table-cell>
          <table:table-cell office:value-type="float" office:value="0.008595606112686" calcext:value-type="float">
            <text:p>0.008595606112686</text:p>
          </table:table-cell>
          <table:table-cell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 office:value-type="float" office:value="50.6720136642456" calcext:value-type="float">
            <text:p>50.6720136642456</text:p>
          </table:table-cell>
          <table:table-cell office:value-type="float" office:value="0.521018747645388" calcext:value-type="float">
            <text:p>0.521018747645388</text:p>
          </table:table-cell>
          <table:table-cell office:value-type="float" office:value="9.82728805541992" calcext:value-type="float">
            <text:p>9.82728805541992</text:p>
          </table:table-cell>
          <table:table-cell office:value-type="float" office:value="0.091123722653775" calcext:value-type="float">
            <text:p>0.09112372265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, 'degree': 1, 'gamma': 0.001, 'kernel': 'poly'}</text:p>
          </table:table-cell>
          <table:table-cell office:value-type="float" office:value="0.910333333333333" calcext:value-type="float">
            <text:p>0.910333333333333</text:p>
          </table:table-cell>
          <table:table-cell office:value-type="float" office:value="0.914333333333333" calcext:value-type="float">
            <text:p>0.914333333333333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907666666666667" calcext:value-type="float">
            <text:p>0.907666666666667</text:p>
          </table:table-cell>
          <table:table-cell office:value-type="float" office:value="0.884" calcext:value-type="float">
            <text:p>0.884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011108355213782" calcext:value-type="float">
            <text:p>0.011108355213782</text:p>
          </table:table-cell>
          <table:table-cell office:value-type="float" office:value="50" calcext:value-type="float">
            <text:p>50</text:p>
          </table:table-cell>
          <table:table-cell table:number-columns-repeated="1007"/>
        </table:table-row>
        <table:table-row table:style-name="ro1">
          <table:table-cell office:value-type="float" office:value="20.1206001758575" calcext:value-type="float">
            <text:p>20.1206001758575</text:p>
          </table:table-cell>
          <table:table-cell office:value-type="float" office:value="0.300027570137555" calcext:value-type="float">
            <text:p>0.300027570137555</text:p>
          </table:table-cell>
          <table:table-cell office:value-type="float" office:value="5.19904761314392" calcext:value-type="float">
            <text:p>5.19904761314392</text:p>
          </table:table-cell>
          <table:table-cell office:value-type="float" office:value="0.062559361271773" calcext:value-type="float">
            <text:p>0.0625593612717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, 'degree': 1, 'gamma': 'scale', 'kernel': 'poly'}</text:p>
          </table:table-cell>
          <table:table-cell office:value-type="float" office:value="0.934333333333333" calcext:value-type="float">
            <text:p>0.934333333333333</text:p>
          </table:table-cell>
          <table:table-cell office:value-type="float" office:value="0.938333333333333" calcext:value-type="float">
            <text:p>0.938333333333333</text:p>
          </table:table-cell>
          <table:table-cell office:value-type="float" office:value="0.923" calcext:value-type="float">
            <text:p>0.923</text:p>
          </table:table-cell>
          <table:table-cell office:value-type="float" office:value="0.932333333333333" calcext:value-type="float">
            <text:p>0.932333333333333</text:p>
          </table:table-cell>
          <table:table-cell office:value-type="float" office:value="0.914333333333333" calcext:value-type="float">
            <text:p>0.914333333333333</text:p>
          </table:table-cell>
          <table:table-cell office:value-type="float" office:value="0.928466666666667" calcext:value-type="float">
            <text:p>0.928466666666667</text:p>
          </table:table-cell>
          <table:table-cell office:value-type="float" office:value="0.008675892525332" calcext:value-type="float">
            <text:p>0.008675892525332</text:p>
          </table:table-cell>
          <table:table-cell office:value-type="float" office:value="26" calcext:value-type="float">
            <text:p>26</text:p>
          </table:table-cell>
          <table:table-cell table:number-columns-repeated="1007"/>
        </table:table-row>
        <table:table-row table:style-name="ro1">
          <table:table-cell office:value-type="float" office:value="45.7468507766724" calcext:value-type="float">
            <text:p>45.7468507766724</text:p>
          </table:table-cell>
          <table:table-cell office:value-type="float" office:value="0.442168862132564" calcext:value-type="float">
            <text:p>0.442168862132564</text:p>
          </table:table-cell>
          <table:table-cell office:value-type="float" office:value="9.31840109825134" calcext:value-type="float">
            <text:p>9.31840109825134</text:p>
          </table:table-cell>
          <table:table-cell office:value-type="float" office:value="0.087031995447903" calcext:value-type="float">
            <text:p>0.087031995447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, 'degree': 1, 'gamma': 'auto', 'kernel': 'poly'}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8333333333333" calcext:value-type="float">
            <text:p>0.918333333333333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907533333333333" calcext:value-type="float">
            <text:p>0.907533333333333</text:p>
          </table:table-cell>
          <table:table-cell office:value-type="float" office:value="0.009298984412887" calcext:value-type="float">
            <text:p>0.009298984412887</text:p>
          </table:table-cell>
          <table:table-cell office:value-type="float" office:value="47" calcext:value-type="float">
            <text:p>47</text:p>
          </table:table-cell>
          <table:table-cell table:number-columns-repeated="1007"/>
        </table:table-row>
        <table:table-row table:style-name="ro1">
          <table:table-cell office:value-type="float" office:value="56.8719648838043" calcext:value-type="float">
            <text:p>56.8719648838043</text:p>
          </table:table-cell>
          <table:table-cell office:value-type="float" office:value="0.742090606475972" calcext:value-type="float">
            <text:p>0.742090606475972</text:p>
          </table:table-cell>
          <table:table-cell office:value-type="float" office:value="7.09801154136658" calcext:value-type="float">
            <text:p>7.09801154136658</text:p>
          </table:table-cell>
          <table:table-cell office:value-type="float" office:value="0.157641238303425" calcext:value-type="float">
            <text:p>0.157641238303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, 'degree': 5, 'gamma': 0.01, 'kernel': 'poly'}</text:p>
          </table:table-cell>
          <table:table-cell office:value-type="float" office:value="0.855666666666667" calcext:value-type="float">
            <text:p>0.855666666666667</text:p>
          </table:table-cell>
          <table:table-cell office:value-type="float" office:value="0.871666666666667" calcext:value-type="float">
            <text:p>0.871666666666667</text:p>
          </table:table-cell>
          <table:table-cell office:value-type="float" office:value="0.835" calcext:value-type="float">
            <text:p>0.835</text:p>
          </table:table-cell>
          <table:table-cell office:value-type="float" office:value="0.867666666666667" calcext:value-type="float">
            <text:p>0.867666666666667</text:p>
          </table:table-cell>
          <table:table-cell office:value-type="float" office:value="0.839333333333333" calcext:value-type="float">
            <text:p>0.839333333333333</text:p>
          </table:table-cell>
          <table:table-cell office:value-type="float" office:value="0.853866666666666" calcext:value-type="float">
            <text:p>0.853866666666666</text:p>
          </table:table-cell>
          <table:table-cell office:value-type="float" office:value="0.014681204915734" calcext:value-type="float">
            <text:p>0.014681204915734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1">
          <table:table-cell office:value-type="float" office:value="180.658626794815" calcext:value-type="float">
            <text:p>180.658626794815</text:p>
          </table:table-cell>
          <table:table-cell office:value-type="float" office:value="0.860694479423017" calcext:value-type="float">
            <text:p>0.860694479423017</text:p>
          </table:table-cell>
          <table:table-cell office:value-type="float" office:value="16.1342040538788" calcext:value-type="float">
            <text:p>16.1342040538788</text:p>
          </table:table-cell>
          <table:table-cell office:value-type="float" office:value="0.335004800564932" calcext:value-type="float">
            <text:p>0.3350048005649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, 'degree': 5, 'gamma': 0.001, 'kernel': 'poly'}</text:p>
          </table:table-cell>
          <table:table-cell table:number-columns-repeated="6" office:value-type="float" office:value="0.112666666666667" calcext:value-type="float">
            <text:p>0.112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 office:value-type="float" office:value="39.7516510009766" calcext:value-type="float">
            <text:p>39.7516510009766</text:p>
          </table:table-cell>
          <table:table-cell office:value-type="float" office:value="0.489392002655093" calcext:value-type="float">
            <text:p>0.489392002655093</text:p>
          </table:table-cell>
          <table:table-cell office:value-type="float" office:value="5.16951680183411" calcext:value-type="float">
            <text:p>5.16951680183411</text:p>
          </table:table-cell>
          <table:table-cell office:value-type="float" office:value="0.072198032264167" calcext:value-type="float">
            <text:p>0.072198032264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, 'degree': 5, 'gamma': 'scale', 'kernel': 'poly'}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4333333333333" calcext:value-type="float">
            <text:p>0.91433333333333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912" calcext:value-type="float">
            <text:p>0.912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5" calcext:value-type="float">
            <text:p>0.905</text:p>
          </table:table-cell>
          <table:table-cell office:value-type="float" office:value="0.009711390791803" calcext:value-type="float">
            <text:p>0.009711390791803</text:p>
          </table:table-cell>
          <table:table-cell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office:value-type="float" office:value="185.901354598999" calcext:value-type="float">
            <text:p>185.901354598999</text:p>
          </table:table-cell>
          <table:table-cell office:value-type="float" office:value="2.99498847850629" calcext:value-type="float">
            <text:p>2.99498847850629</text:p>
          </table:table-cell>
          <table:table-cell office:value-type="float" office:value="16.4905560493469" calcext:value-type="float">
            <text:p>16.4905560493469</text:p>
          </table:table-cell>
          <table:table-cell office:value-type="float" office:value="1.06160784780916" calcext:value-type="float">
            <text:p>1.06160784780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, 'degree': 5, 'gamma': 'auto', 'kernel': 'poly'}</text:p>
          </table:table-cell>
          <table:table-cell table:number-columns-repeated="6" office:value-type="float" office:value="0.112666666666667" calcext:value-type="float">
            <text:p>0.112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 office:value-type="float" office:value="112.162946510315" calcext:value-type="float">
            <text:p>112.162946510315</text:p>
          </table:table-cell>
          <table:table-cell office:value-type="float" office:value="1.00441835892302" calcext:value-type="float">
            <text:p>1.00441835892302</text:p>
          </table:table-cell>
          <table:table-cell office:value-type="float" office:value="10.9343592166901" calcext:value-type="float">
            <text:p>10.9343592166901</text:p>
          </table:table-cell>
          <table:table-cell office:value-type="float" office:value="0.073283168880668" calcext:value-type="float">
            <text:p>0.073283168880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, 'degree': 10, 'gamma': 0.01, 'kernel': 'poly'}</text:p>
          </table:table-cell>
          <table:table-cell office:value-type="float" office:value="0.545666666666667" calcext:value-type="float">
            <text:p>0.545666666666667</text:p>
          </table:table-cell>
          <table:table-cell office:value-type="float" office:value="0.546" calcext:value-type="float">
            <text:p>0.546</text:p>
          </table:table-cell>
          <table:table-cell office:value-type="float" office:value="0.495333333333333" calcext:value-type="float">
            <text:p>0.495333333333333</text:p>
          </table:table-cell>
          <table:table-cell office:value-type="float" office:value="0.541" calcext:value-type="float">
            <text:p>0.541</text:p>
          </table:table-cell>
          <table:table-cell office:value-type="float" office:value="0.528666666666667" calcext:value-type="float">
            <text:p>0.528666666666667</text:p>
          </table:table-cell>
          <table:table-cell office:value-type="float" office:value="0.531333333333333" calcext:value-type="float">
            <text:p>0.531333333333333</text:p>
          </table:table-cell>
          <table:table-cell office:value-type="float" office:value="0.019063636122792" calcext:value-type="float">
            <text:p>0.019063636122792</text:p>
          </table:table-cell>
          <table:table-cell office:value-type="float" office:value="68" calcext:value-type="float">
            <text:p>68</text:p>
          </table:table-cell>
          <table:table-cell table:number-columns-repeated="1007"/>
        </table:table-row>
        <table:table-row table:style-name="ro1">
          <table:table-cell office:value-type="float" office:value="187.513593292236" calcext:value-type="float">
            <text:p>187.513593292236</text:p>
          </table:table-cell>
          <table:table-cell office:value-type="float" office:value="0.176102225721954" calcext:value-type="float">
            <text:p>0.176102225721954</text:p>
          </table:table-cell>
          <table:table-cell office:value-type="float" office:value="17.4475297451019" calcext:value-type="float">
            <text:p>17.4475297451019</text:p>
          </table:table-cell>
          <table:table-cell office:value-type="float" office:value="0.567863781094384" calcext:value-type="float">
            <text:p>0.56786378109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, 'degree': 10, 'gamma': 0.001, 'kernel': 'poly'}</text:p>
          </table:table-cell>
          <table:table-cell table:number-columns-repeated="6" office:value-type="float" office:value="0.112666666666667" calcext:value-type="float">
            <text:p>0.112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 office:value-type="float" office:value="78.0119209289551" calcext:value-type="float">
            <text:p>78.0119209289551</text:p>
          </table:table-cell>
          <table:table-cell office:value-type="float" office:value="0.898168615129115" calcext:value-type="float">
            <text:p>0.898168615129115</text:p>
          </table:table-cell>
          <table:table-cell office:value-type="float" office:value="8.36366286277771" calcext:value-type="float">
            <text:p>8.36366286277771</text:p>
          </table:table-cell>
          <table:table-cell office:value-type="float" office:value="0.077338456910874" calcext:value-type="float">
            <text:p>0.077338456910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, 'degree': 10, 'gamma': 'scale', 'kernel': 'poly'}</text:p>
          </table:table-cell>
          <table:table-cell office:value-type="float" office:value="0.696" calcext:value-type="float">
            <text:p>0.696</text:p>
          </table:table-cell>
          <table:table-cell office:value-type="float" office:value="0.711" calcext:value-type="float">
            <text:p>0.711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712666666666667" calcext:value-type="float">
            <text:p>0.712666666666667</text:p>
          </table:table-cell>
          <table:table-cell office:value-type="float" office:value="0.678" calcext:value-type="float">
            <text:p>0.678</text:p>
          </table:table-cell>
          <table:table-cell office:value-type="float" office:value="0.690866666666667" calcext:value-type="float">
            <text:p>0.690866666666667</text:p>
          </table:table-cell>
          <table:table-cell office:value-type="float" office:value="0.021176087142498" calcext:value-type="float">
            <text:p>0.021176087142498</text:p>
          </table:table-cell>
          <table:table-cell office:value-type="float" office:value="66" calcext:value-type="float">
            <text:p>66</text:p>
          </table:table-cell>
          <table:table-cell table:number-columns-repeated="1007"/>
        </table:table-row>
        <table:table-row table:style-name="ro1">
          <table:table-cell office:value-type="float" office:value="190.029329776764" calcext:value-type="float">
            <text:p>190.029329776764</text:p>
          </table:table-cell>
          <table:table-cell office:value-type="float" office:value="2.09567004021507" calcext:value-type="float">
            <text:p>2.09567004021507</text:p>
          </table:table-cell>
          <table:table-cell office:value-type="float" office:value="17.7761345863342" calcext:value-type="float">
            <text:p>17.7761345863342</text:p>
          </table:table-cell>
          <table:table-cell office:value-type="float" office:value="1.1024551978791" calcext:value-type="float">
            <text:p>1.10245519787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, 'degree': 10, 'gamma': 'auto', 'kernel': 'poly'}</text:p>
          </table:table-cell>
          <table:table-cell table:number-columns-repeated="6" office:value-type="float" office:value="0.112666666666667" calcext:value-type="float">
            <text:p>0.112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 office:value-type="float" office:value="15.7711657524109" calcext:value-type="float">
            <text:p>15.7711657524109</text:p>
          </table:table-cell>
          <table:table-cell office:value-type="float" office:value="0.284867987460785" calcext:value-type="float">
            <text:p>0.284867987460785</text:p>
          </table:table-cell>
          <table:table-cell office:value-type="float" office:value="4.03474125862122" calcext:value-type="float">
            <text:p>4.03474125862122</text:p>
          </table:table-cell>
          <table:table-cell office:value-type="float" office:value="0.098081614622429" calcext:value-type="float">
            <text:p>0.0980816146224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, 'degree': 1, 'gamma': 0.01, 'kernel': 'poly'}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39666666666667" calcext:value-type="float">
            <text:p>0.939666666666667</text:p>
          </table:table-cell>
          <table:table-cell office:value-type="float" office:value="0.925333333333333" calcext:value-type="float">
            <text:p>0.925333333333333</text:p>
          </table:table-cell>
          <table:table-cell office:value-type="float" office:value="0.939" calcext:value-type="float">
            <text:p>0.939</text:p>
          </table:table-cell>
          <table:table-cell office:value-type="float" office:value="0.915666666666667" calcext:value-type="float">
            <text:p>0.915666666666667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009066176457336" calcext:value-type="float">
            <text:p>0.009066176457336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office:value-type="float" office:value="23.1015461921692" calcext:value-type="float">
            <text:p>23.1015461921692</text:p>
          </table:table-cell>
          <table:table-cell office:value-type="float" office:value="0.324951067051045" calcext:value-type="float">
            <text:p>0.324951067051045</text:p>
          </table:table-cell>
          <table:table-cell office:value-type="float" office:value="5.4986216545105" calcext:value-type="float">
            <text:p>5.4986216545105</text:p>
          </table:table-cell>
          <table:table-cell office:value-type="float" office:value="0.058276285039836" calcext:value-type="float">
            <text:p>0.0582762850398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, 'degree': 1, 'gamma': 0.001, 'kernel': 'poly'}</text:p>
          </table:table-cell>
          <table:table-cell office:value-type="float" office:value="0.933666666666666" calcext:value-type="float">
            <text:p>0.933666666666666</text:p>
          </table:table-cell>
          <table:table-cell office:value-type="float" office:value="0.936666666666667" calcext:value-type="float">
            <text:p>0.936666666666667</text:p>
          </table:table-cell>
          <table:table-cell office:value-type="float" office:value="0.921666666666667" calcext:value-type="float">
            <text:p>0.921666666666667</text:p>
          </table:table-cell>
          <table:table-cell office:value-type="float" office:value="0.929666666666667" calcext:value-type="float">
            <text:p>0.929666666666667</text:p>
          </table:table-cell>
          <table:table-cell office:value-type="float" office:value="0.913" calcext:value-type="float">
            <text:p>0.913</text:p>
          </table:table-cell>
          <table:table-cell office:value-type="float" office:value="0.926933333333333" calcext:value-type="float">
            <text:p>0.926933333333333</text:p>
          </table:table-cell>
          <table:table-cell office:value-type="float" office:value="0.008595606112686" calcext:value-type="float">
            <text:p>0.008595606112686</text:p>
          </table:table-cell>
          <table:table-cell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 office:value-type="float" office:value="15.6307162284851" calcext:value-type="float">
            <text:p>15.6307162284851</text:p>
          </table:table-cell>
          <table:table-cell office:value-type="float" office:value="0.311963342163428" calcext:value-type="float">
            <text:p>0.311963342163428</text:p>
          </table:table-cell>
          <table:table-cell office:value-type="float" office:value="3.95176010131836" calcext:value-type="float">
            <text:p>3.95176010131836</text:p>
          </table:table-cell>
          <table:table-cell office:value-type="float" office:value="0.080160148060233" calcext:value-type="float">
            <text:p>0.0801601480602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, 'degree': 1, 'gamma': 'scale', 'kernel': 'poly'}</text:p>
          </table:table-cell>
          <table:table-cell office:value-type="float" office:value="0.931666666666666" calcext:value-type="float">
            <text:p>0.931666666666666</text:p>
          </table:table-cell>
          <table:table-cell office:value-type="float" office:value="0.939" calcext:value-type="float">
            <text:p>0.939</text:p>
          </table:table-cell>
          <table:table-cell office:value-type="float" office:value="0.922333333333333" calcext:value-type="float">
            <text:p>0.922333333333333</text:p>
          </table:table-cell>
          <table:table-cell office:value-type="float" office:value="0.939" calcext:value-type="float">
            <text:p>0.93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29733333333333" calcext:value-type="float">
            <text:p>0.929733333333333</text:p>
          </table:table-cell>
          <table:table-cell office:value-type="float" office:value="0.008955197125444" calcext:value-type="float">
            <text:p>0.008955197125444</text:p>
          </table:table-cell>
          <table:table-cell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 office:value-type="float" office:value="21.5919331073761" calcext:value-type="float">
            <text:p>21.5919331073761</text:p>
          </table:table-cell>
          <table:table-cell office:value-type="float" office:value="0.328960106140051" calcext:value-type="float">
            <text:p>0.328960106140051</text:p>
          </table:table-cell>
          <table:table-cell office:value-type="float" office:value="5.23108358383179" calcext:value-type="float">
            <text:p>5.23108358383179</text:p>
          </table:table-cell>
          <table:table-cell office:value-type="float" office:value="0.057277256501768" calcext:value-type="float">
            <text:p>0.0572772565017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, 'degree': 1, 'gamma': 'auto', 'kernel': 'poly'}</text:p>
          </table:table-cell>
          <table:table-cell office:value-type="float" office:value="0.933666666666666" calcext:value-type="float">
            <text:p>0.933666666666666</text:p>
          </table:table-cell>
          <table:table-cell office:value-type="float" office:value="0.938666666666667" calcext:value-type="float">
            <text:p>0.938666666666667</text:p>
          </table:table-cell>
          <table:table-cell office:value-type="float" office:value="0.922333333333333" calcext:value-type="float">
            <text:p>0.922333333333333</text:p>
          </table:table-cell>
          <table:table-cell office:value-type="float" office:value="0.932666666666666" calcext:value-type="float">
            <text:p>0.932666666666666</text:p>
          </table:table-cell>
          <table:table-cell office:value-type="float" office:value="0.915666666666667" calcext:value-type="float">
            <text:p>0.915666666666667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008367662623324" calcext:value-type="float">
            <text:p>0.008367662623324</text:p>
          </table:table-cell>
          <table:table-cell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 office:value-type="float" office:value="34.9442500591278" calcext:value-type="float">
            <text:p>34.9442500591278</text:p>
          </table:table-cell>
          <table:table-cell office:value-type="float" office:value="0.378114787005626" calcext:value-type="float">
            <text:p>0.378114787005626</text:p>
          </table:table-cell>
          <table:table-cell office:value-type="float" office:value="4.47871336936951" calcext:value-type="float">
            <text:p>4.47871336936951</text:p>
          </table:table-cell>
          <table:table-cell office:value-type="float" office:value="0.080545425321967" calcext:value-type="float">
            <text:p>0.0805454253219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, 'degree': 5, 'gamma': 0.01, 'kernel': 'poly'}</text:p>
          </table:table-cell>
          <table:table-cell table:number-columns-repeated="2" office:value-type="float" office:value="0.926" calcext:value-type="float">
            <text:p>0.926</text:p>
          </table:table-cell>
          <table:table-cell office:value-type="float" office:value="0.909" calcext:value-type="float">
            <text:p>0.909</text:p>
          </table:table-cell>
          <table:table-cell office:value-type="float" office:value="0.929666666666667" calcext:value-type="float">
            <text:p>0.929666666666667</text:p>
          </table:table-cell>
          <table:table-cell office:value-type="float" office:value="0.915" calcext:value-type="float">
            <text:p>0.915</text:p>
          </table:table-cell>
          <table:table-cell office:value-type="float" office:value="0.921133333333333" calcext:value-type="float">
            <text:p>0.921133333333333</text:p>
          </table:table-cell>
          <table:table-cell office:value-type="float" office:value="0.007810534197124" calcext:value-type="float">
            <text:p>0.007810534197124</text:p>
          </table:table-cell>
          <table:table-cell office:value-type="float" office:value="32" calcext:value-type="float">
            <text:p>32</text:p>
          </table:table-cell>
          <table:table-cell table:number-columns-repeated="1007"/>
        </table:table-row>
        <table:table-row table:style-name="ro1">
          <table:table-cell office:value-type="float" office:value="190.704612541199" calcext:value-type="float">
            <text:p>190.704612541199</text:p>
          </table:table-cell>
          <table:table-cell office:value-type="float" office:value="0.71907635571502" calcext:value-type="float">
            <text:p>0.71907635571502</text:p>
          </table:table-cell>
          <table:table-cell office:value-type="float" office:value="16.6767295360565" calcext:value-type="float">
            <text:p>16.6767295360565</text:p>
          </table:table-cell>
          <table:table-cell office:value-type="float" office:value="0.456442844037815" calcext:value-type="float">
            <text:p>0.4564428440378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, 'degree': 5, 'gamma': 0.001, 'kernel': 'poly'}</text:p>
          </table:table-cell>
          <table:table-cell table:number-columns-repeated="6" office:value-type="float" office:value="0.112666666666667" calcext:value-type="float">
            <text:p>0.112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 office:value-type="float" office:value="28.1700059890747" calcext:value-type="float">
            <text:p>28.1700059890747</text:p>
          </table:table-cell>
          <table:table-cell office:value-type="float" office:value="0.292592892022821" calcext:value-type="float">
            <text:p>0.292592892022821</text:p>
          </table:table-cell>
          <table:table-cell office:value-type="float" office:value="3.8380615234375" calcext:value-type="float">
            <text:p>3.8380615234375</text:p>
          </table:table-cell>
          <table:table-cell office:value-type="float" office:value="0.05448029952353" calcext:value-type="float">
            <text:p>0.054480299523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, 'degree': 5, 'gamma': 'scale', 'kernel': 'poly'}</text:p>
          </table:table-cell>
          <table:table-cell office:value-type="float" office:value="0.936333333333333" calcext:value-type="float">
            <text:p>0.936333333333333</text:p>
          </table:table-cell>
          <table:table-cell office:value-type="float" office:value="0.937" calcext:value-type="float">
            <text:p>0.937</text:p>
          </table:table-cell>
          <table:table-cell office:value-type="float" office:value="0.924666666666666" calcext:value-type="float">
            <text:p>0.924666666666666</text:p>
          </table:table-cell>
          <table:table-cell office:value-type="float" office:value="0.937666666666667" calcext:value-type="float">
            <text:p>0.937666666666667</text:p>
          </table:table-cell>
          <table:table-cell office:value-type="float" office:value="0.922333333333333" calcext:value-type="float">
            <text:p>0.922333333333333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006667999866693" calcext:value-type="float">
            <text:p>0.006667999866693</text:p>
          </table:table-cell>
          <table:table-cell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office:value-type="float" office:value="192.247510242462" calcext:value-type="float">
            <text:p>192.247510242462</text:p>
          </table:table-cell>
          <table:table-cell office:value-type="float" office:value="0.087335491344698" calcext:value-type="float">
            <text:p>0.087335491344698</text:p>
          </table:table-cell>
          <table:table-cell office:value-type="float" office:value="16.4428736209869" calcext:value-type="float">
            <text:p>16.4428736209869</text:p>
          </table:table-cell>
          <table:table-cell office:value-type="float" office:value="0.437113471337821" calcext:value-type="float">
            <text:p>0.4371134713378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, 'degree': 5, 'gamma': 'auto', 'kernel': 'poly'}</text:p>
          </table:table-cell>
          <table:table-cell office:value-type="float" office:value="0.114333333333333" calcext:value-type="float">
            <text:p>0.11433333333333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333333333333" calcext:value-type="float">
            <text:p>0.115333333333333</text:p>
          </table:table-cell>
          <table:table-cell office:value-type="float" office:value="0.115666666666667" calcext:value-type="float">
            <text:p>0.11566666666666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866666666667" calcext:value-type="float">
            <text:p>0.114866666666667</text:p>
          </table:table-cell>
          <table:table-cell office:value-type="float" office:value="0.000618241233033" calcext:value-type="float">
            <text:p>0.000618241233033</text:p>
          </table:table-cell>
          <table:table-cell office:value-type="float" office:value="73" calcext:value-type="float">
            <text:p>73</text:p>
          </table:table-cell>
          <table:table-cell table:number-columns-repeated="1007"/>
        </table:table-row>
        <table:table-row table:style-name="ro1">
          <table:table-cell office:value-type="float" office:value="85.1057143688202" calcext:value-type="float">
            <text:p>85.1057143688202</text:p>
          </table:table-cell>
          <table:table-cell office:value-type="float" office:value="0.907060234463714" calcext:value-type="float">
            <text:p>0.907060234463714</text:p>
          </table:table-cell>
          <table:table-cell office:value-type="float" office:value="9.25672397613525" calcext:value-type="float">
            <text:p>9.25672397613525</text:p>
          </table:table-cell>
          <table:table-cell office:value-type="float" office:value="0.4482960030784" calcext:value-type="float">
            <text:p>0.44829600307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, 'degree': 10, 'gamma': 0.01, 'kernel': 'poly'}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7333333333333" calcext:value-type="float">
            <text:p>0.687333333333333</text:p>
          </table:table-cell>
          <table:table-cell office:value-type="float" office:value="0.621666666666667" calcext:value-type="float">
            <text:p>0.621666666666667</text:p>
          </table:table-cell>
          <table:table-cell office:value-type="float" office:value="0.692333333333333" calcext:value-type="float">
            <text:p>0.692333333333333</text:p>
          </table:table-cell>
          <table:table-cell office:value-type="float" office:value="0.651666666666667" calcext:value-type="float">
            <text:p>0.65166666666666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6231448471041" calcext:value-type="float">
            <text:p>0.026231448471041</text:p>
          </table:table-cell>
          <table:table-cell office:value-type="float" office:value="67" calcext:value-type="float">
            <text:p>67</text:p>
          </table:table-cell>
          <table:table-cell table:number-columns-repeated="1007"/>
        </table:table-row>
        <table:table-row table:style-name="ro1">
          <table:table-cell office:value-type="float" office:value="191.376006126404" calcext:value-type="float">
            <text:p>191.376006126404</text:p>
          </table:table-cell>
          <table:table-cell office:value-type="float" office:value="0.128337983671442" calcext:value-type="float">
            <text:p>0.128337983671442</text:p>
          </table:table-cell>
          <table:table-cell office:value-type="float" office:value="17.3511718273163" calcext:value-type="float">
            <text:p>17.3511718273163</text:p>
          </table:table-cell>
          <table:table-cell office:value-type="float" office:value="0.842859666564999" calcext:value-type="float">
            <text:p>0.8428596665649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, 'degree': 10, 'gamma': 0.001, 'kernel': 'poly'}</text:p>
          </table:table-cell>
          <table:table-cell table:number-columns-repeated="6" office:value-type="float" office:value="0.112666666666667" calcext:value-type="float">
            <text:p>0.112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 office:value-type="float" office:value="60.8593092441559" calcext:value-type="float">
            <text:p>60.8593092441559</text:p>
          </table:table-cell>
          <table:table-cell office:value-type="float" office:value="0.642435827125819" calcext:value-type="float">
            <text:p>0.642435827125819</text:p>
          </table:table-cell>
          <table:table-cell office:value-type="float" office:value="6.54750847816467" calcext:value-type="float">
            <text:p>6.54750847816467</text:p>
          </table:table-cell>
          <table:table-cell office:value-type="float" office:value="0.156638148796093" calcext:value-type="float">
            <text:p>0.1566381487960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, 'degree': 10, 'gamma': 'scale', 'kernel': 'poly'}</text:p>
          </table:table-cell>
          <table:table-cell office:value-type="float" office:value="0.767" calcext:value-type="float">
            <text:p>0.767</text:p>
          </table:table-cell>
          <table:table-cell office:value-type="float" office:value="0.792333333333333" calcext:value-type="float">
            <text:p>0.792333333333333</text:p>
          </table:table-cell>
          <table:table-cell office:value-type="float" office:value="0.739666666666667" calcext:value-type="float">
            <text:p>0.739666666666667</text:p>
          </table:table-cell>
          <table:table-cell office:value-type="float" office:value="0.785" calcext:value-type="float">
            <text:p>0.785</text:p>
          </table:table-cell>
          <table:table-cell office:value-type="float" office:value="0.754666666666667" calcext:value-type="float">
            <text:p>0.754666666666667</text:p>
          </table:table-cell>
          <table:table-cell office:value-type="float" office:value="0.767733333333333" calcext:value-type="float">
            <text:p>0.767733333333333</text:p>
          </table:table-cell>
          <table:table-cell office:value-type="float" office:value="0.019299280355035" calcext:value-type="float">
            <text:p>0.019299280355035</text:p>
          </table:table-cell>
          <table:table-cell office:value-type="float" office:value="62" calcext:value-type="float">
            <text:p>62</text:p>
          </table:table-cell>
          <table:table-cell table:number-columns-repeated="1007"/>
        </table:table-row>
        <table:table-row table:style-name="ro1">
          <table:table-cell office:value-type="float" office:value="191.623611450195" calcext:value-type="float">
            <text:p>191.623611450195</text:p>
          </table:table-cell>
          <table:table-cell office:value-type="float" office:value="0.063581004002504" calcext:value-type="float">
            <text:p>0.063581004002504</text:p>
          </table:table-cell>
          <table:table-cell office:value-type="float" office:value="17.8264194011688" calcext:value-type="float">
            <text:p>17.8264194011688</text:p>
          </table:table-cell>
          <table:table-cell office:value-type="float" office:value="0.715278393334014" calcext:value-type="float">
            <text:p>0.715278393334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, 'degree': 10, 'gamma': 'auto', 'kernel': 'poly'}</text:p>
          </table:table-cell>
          <table:table-cell table:number-columns-repeated="6" office:value-type="float" office:value="0.112666666666667" calcext:value-type="float">
            <text:p>0.112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 office:value-type="float" office:value="15.7846277713776" calcext:value-type="float">
            <text:p>15.7846277713776</text:p>
          </table:table-cell>
          <table:table-cell office:value-type="float" office:value="0.294123446318208" calcext:value-type="float">
            <text:p>0.294123446318208</text:p>
          </table:table-cell>
          <table:table-cell office:value-type="float" office:value="3.85523824691772" calcext:value-type="float">
            <text:p>3.85523824691772</text:p>
          </table:table-cell>
          <table:table-cell office:value-type="float" office:value="0.057961435062844" calcext:value-type="float">
            <text:p>0.0579614350628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0, 'degree': 1, 'gamma': 0.01, 'kernel': 'poly'}</text:p>
          </table:table-cell>
          <table:table-cell office:value-type="float" office:value="0.915666666666667" calcext:value-type="float">
            <text:p>0.915666666666667</text:p>
          </table:table-cell>
          <table:table-cell office:value-type="float" office:value="0.927" calcext:value-type="float">
            <text:p>0.927</text:p>
          </table:table-cell>
          <table:table-cell office:value-type="float" office:value="0.908" calcext:value-type="float">
            <text:p>0.908</text:p>
          </table:table-cell>
          <table:table-cell office:value-type="float" office:value="0.922" calcext:value-type="float">
            <text:p>0.922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914866666666667" calcext:value-type="float">
            <text:p>0.914866666666667</text:p>
          </table:table-cell>
          <table:table-cell office:value-type="float" office:value="0.009166606060406" calcext:value-type="float">
            <text:p>0.009166606060406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float" office:value="15.738720035553" calcext:value-type="float">
            <text:p>15.738720035553</text:p>
          </table:table-cell>
          <table:table-cell office:value-type="float" office:value="0.290899496932941" calcext:value-type="float">
            <text:p>0.290899496932941</text:p>
          </table:table-cell>
          <table:table-cell office:value-type="float" office:value="4.01382970809937" calcext:value-type="float">
            <text:p>4.01382970809937</text:p>
          </table:table-cell>
          <table:table-cell office:value-type="float" office:value="0.069850661689706" calcext:value-type="float">
            <text:p>0.069850661689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0, 'degree': 1, 'gamma': 0.001, 'kernel': 'poly'}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39666666666667" calcext:value-type="float">
            <text:p>0.939666666666667</text:p>
          </table:table-cell>
          <table:table-cell office:value-type="float" office:value="0.925333333333333" calcext:value-type="float">
            <text:p>0.925333333333333</text:p>
          </table:table-cell>
          <table:table-cell office:value-type="float" office:value="0.939" calcext:value-type="float">
            <text:p>0.939</text:p>
          </table:table-cell>
          <table:table-cell office:value-type="float" office:value="0.915666666666667" calcext:value-type="float">
            <text:p>0.915666666666667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009066176457336" calcext:value-type="float">
            <text:p>0.009066176457336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office:value-type="float" office:value="15.8654475212097" calcext:value-type="float">
            <text:p>15.8654475212097</text:p>
          </table:table-cell>
          <table:table-cell office:value-type="float" office:value="0.332187670745229" calcext:value-type="float">
            <text:p>0.332187670745229</text:p>
          </table:table-cell>
          <table:table-cell office:value-type="float" office:value="3.85986466407776" calcext:value-type="float">
            <text:p>3.85986466407776</text:p>
          </table:table-cell>
          <table:table-cell office:value-type="float" office:value="0.056942769295969" calcext:value-type="float">
            <text:p>0.0569427692959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0, 'degree': 1, 'gamma': 'scale', 'kernel': 'poly'}</text:p>
          </table:table-cell>
          <table:table-cell office:value-type="float" office:value="0.916333333333333" calcext:value-type="float">
            <text:p>0.916333333333333</text:p>
          </table:table-cell>
          <table:table-cell office:value-type="float" office:value="0.925" calcext:value-type="float">
            <text:p>0.925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919666666666667" calcext:value-type="float">
            <text:p>0.919666666666667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913466666666667" calcext:value-type="float">
            <text:p>0.913466666666667</text:p>
          </table:table-cell>
          <table:table-cell office:value-type="float" office:value="0.009125300603877" calcext:value-type="float">
            <text:p>0.009125300603877</text:p>
          </table:table-cell>
          <table:table-cell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office:value-type="float" office:value="15.5556271076202" calcext:value-type="float">
            <text:p>15.5556271076202</text:p>
          </table:table-cell>
          <table:table-cell office:value-type="float" office:value="0.283571263732835" calcext:value-type="float">
            <text:p>0.283571263732835</text:p>
          </table:table-cell>
          <table:table-cell office:value-type="float" office:value="3.9647367477417" calcext:value-type="float">
            <text:p>3.9647367477417</text:p>
          </table:table-cell>
          <table:table-cell office:value-type="float" office:value="0.064505050557742" calcext:value-type="float">
            <text:p>0.0645050505577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0, 'degree': 1, 'gamma': 'auto', 'kernel': 'poly'}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9666666666667" calcext:value-type="float">
            <text:p>0.939666666666667</text:p>
          </table:table-cell>
          <table:table-cell office:value-type="float" office:value="0.922333333333333" calcext:value-type="float">
            <text:p>0.922333333333333</text:p>
          </table:table-cell>
          <table:table-cell office:value-type="float" office:value="0.939" calcext:value-type="float">
            <text:p>0.939</text:p>
          </table:table-cell>
          <table:table-cell office:value-type="float" office:value="0.917" calcext:value-type="float">
            <text:p>0.917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009066666666667" calcext:value-type="float">
            <text:p>0.009066666666667</text:p>
          </table:table-cell>
          <table:table-cell office:value-type="float" office:value="22" calcext:value-type="float">
            <text:p>22</text:p>
          </table:table-cell>
          <table:table-cell table:number-columns-repeated="1007"/>
        </table:table-row>
        <table:table-row table:style-name="ro1">
          <table:table-cell office:value-type="float" office:value="26.0408344745636" calcext:value-type="float">
            <text:p>26.0408344745636</text:p>
          </table:table-cell>
          <table:table-cell office:value-type="float" office:value="0.305177779029975" calcext:value-type="float">
            <text:p>0.305177779029975</text:p>
          </table:table-cell>
          <table:table-cell office:value-type="float" office:value="3.6554051399231" calcext:value-type="float">
            <text:p>3.6554051399231</text:p>
          </table:table-cell>
          <table:table-cell office:value-type="float" office:value="0.057224250051877" calcext:value-type="float">
            <text:p>0.0572242500518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0, 'degree': 5, 'gamma': 0.01, 'kernel': 'poly'}</text:p>
          </table:table-cell>
          <table:table-cell office:value-type="float" office:value="0.937666666666667" calcext:value-type="float">
            <text:p>0.937666666666667</text:p>
          </table:table-cell>
          <table:table-cell office:value-type="float" office:value="0.94" calcext:value-type="float">
            <text:p>0.94</text:p>
          </table:table-cell>
          <table:table-cell office:value-type="float" office:value="0.923" calcext:value-type="float">
            <text:p>0.923</text:p>
          </table:table-cell>
          <table:table-cell office:value-type="float" office:value="0.937333333333333" calcext:value-type="float">
            <text:p>0.937333333333333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006547603463185" calcext:value-type="float">
            <text:p>0.006547603463185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191.275542831421" calcext:value-type="float">
            <text:p>191.275542831421</text:p>
          </table:table-cell>
          <table:table-cell office:value-type="float" office:value="0.297674493279113" calcext:value-type="float">
            <text:p>0.297674493279113</text:p>
          </table:table-cell>
          <table:table-cell office:value-type="float" office:value="18.6614849090576" calcext:value-type="float">
            <text:p>18.6614849090576</text:p>
          </table:table-cell>
          <table:table-cell office:value-type="float" office:value="0.999028480608212" calcext:value-type="float">
            <text:p>0.9990284806082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0, 'degree': 5, 'gamma': 0.001, 'kernel': 'poly'}</text:p>
          </table:table-cell>
          <table:table-cell office:value-type="float" office:value="0.129666666666667" calcext:value-type="float">
            <text:p>0.129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134666666666667" calcext:value-type="float">
            <text:p>0.13466666666666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0866666666667" calcext:value-type="float">
            <text:p>0.130866666666667</text:p>
          </table:table-cell>
          <table:table-cell office:value-type="float" office:value="0.002006655592439" calcext:value-type="float">
            <text:p>0.002006655592439</text:p>
          </table:table-cell>
          <table:table-cell office:value-type="float" office:value="72" calcext:value-type="float">
            <text:p>72</text:p>
          </table:table-cell>
          <table:table-cell table:number-columns-repeated="1007"/>
        </table:table-row>
        <table:table-row table:style-name="ro1">
          <table:table-cell office:value-type="float" office:value="24.9284028530121" calcext:value-type="float">
            <text:p>24.9284028530121</text:p>
          </table:table-cell>
          <table:table-cell office:value-type="float" office:value="0.371740429589047" calcext:value-type="float">
            <text:p>0.371740429589047</text:p>
          </table:table-cell>
          <table:table-cell office:value-type="float" office:value="3.58397178649902" calcext:value-type="float">
            <text:p>3.58397178649902</text:p>
          </table:table-cell>
          <table:table-cell office:value-type="float" office:value="0.065646929307632" calcext:value-type="float">
            <text:p>0.0656469293076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0, 'degree': 5, 'gamma': 'scale', 'kernel': 'poly'}</text:p>
          </table:table-cell>
          <table:table-cell table:number-columns-repeated="2" office:value-type="float" office:value="0.941" calcext:value-type="float">
            <text:p>0.941</text:p>
          </table:table-cell>
          <table:table-cell office:value-type="float" office:value="0.920333333333333" calcext:value-type="float">
            <text:p>0.920333333333333</text:p>
          </table:table-cell>
          <table:table-cell office:value-type="float" office:value="0.937666666666667" calcext:value-type="float">
            <text:p>0.937666666666667</text:p>
          </table:table-cell>
          <table:table-cell office:value-type="float" office:value="0.929333333333333" calcext:value-type="float">
            <text:p>0.929333333333333</text:p>
          </table:table-cell>
          <table:table-cell office:value-type="float" office:value="0.933866666666667" calcext:value-type="float">
            <text:p>0.933866666666667</text:p>
          </table:table-cell>
          <table:table-cell office:value-type="float" office:value="0.007998888811718" calcext:value-type="float">
            <text:p>0.007998888811718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183.851195955277" calcext:value-type="float">
            <text:p>183.851195955277</text:p>
          </table:table-cell>
          <table:table-cell office:value-type="float" office:value="0.267186714763893" calcext:value-type="float">
            <text:p>0.267186714763893</text:p>
          </table:table-cell>
          <table:table-cell office:value-type="float" office:value="17.2637023448944" calcext:value-type="float">
            <text:p>17.2637023448944</text:p>
          </table:table-cell>
          <table:table-cell office:value-type="float" office:value="0.012146284893353" calcext:value-type="float">
            <text:p>0.01214628489335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0, 'degree': 5, 'gamma': 'auto', 'kernel': 'poly'}</text:p>
          </table:table-cell>
          <table:table-cell office:value-type="float" office:value="0.194666666666667" calcext:value-type="float">
            <text:p>0.194666666666667</text:p>
          </table:table-cell>
          <table:table-cell office:value-type="float" office:value="0.197666666666667" calcext:value-type="float">
            <text:p>0.197666666666667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1333333333333" calcext:value-type="float">
            <text:p>0.201333333333333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0133333333333" calcext:value-type="float">
            <text:p>0.200133333333333</text:p>
          </table:table-cell>
          <table:table-cell office:value-type="float" office:value="0.003480740661922" calcext:value-type="float">
            <text:p>0.003480740661922</text:p>
          </table:table-cell>
          <table:table-cell office:value-type="float" office:value="71" calcext:value-type="float">
            <text:p>71</text:p>
          </table:table-cell>
          <table:table-cell table:number-columns-repeated="1007"/>
        </table:table-row>
        <table:table-row table:style-name="ro1">
          <table:table-cell office:value-type="float" office:value="64.1290832042694" calcext:value-type="float">
            <text:p>64.1290832042694</text:p>
          </table:table-cell>
          <table:table-cell office:value-type="float" office:value="0.87180157888546" calcext:value-type="float">
            <text:p>0.87180157888546</text:p>
          </table:table-cell>
          <table:table-cell office:value-type="float" office:value="6.94712300300598" calcext:value-type="float">
            <text:p>6.94712300300598</text:p>
          </table:table-cell>
          <table:table-cell office:value-type="float" office:value="0.201986789494014" calcext:value-type="float">
            <text:p>0.2019867894940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0, 'degree': 10, 'gamma': 0.01, 'kernel': 'poly'}</text:p>
          </table:table-cell>
          <table:table-cell office:value-type="float" office:value="0.753" calcext:value-type="float">
            <text:p>0.753</text:p>
          </table:table-cell>
          <table:table-cell office:value-type="float" office:value="0.78" calcext:value-type="float">
            <text:p>0.78</text:p>
          </table:table-cell>
          <table:table-cell office:value-type="float" office:value="0.724666666666667" calcext:value-type="float">
            <text:p>0.724666666666667</text:p>
          </table:table-cell>
          <table:table-cell office:value-type="float" office:value="0.776" calcext:value-type="float">
            <text:p>0.776</text:p>
          </table:table-cell>
          <table:table-cell office:value-type="float" office:value="0.737333333333333" calcext:value-type="float">
            <text:p>0.737333333333333</text:p>
          </table:table-cell>
          <table:table-cell office:value-type="float" office:value="0.7542" calcext:value-type="float">
            <text:p>0.7542</text:p>
          </table:table-cell>
          <table:table-cell office:value-type="float" office:value="0.021443051192506" calcext:value-type="float">
            <text:p>0.021443051192506</text:p>
          </table:table-cell>
          <table:table-cell office:value-type="float" office:value="65" calcext:value-type="float">
            <text:p>65</text:p>
          </table:table-cell>
          <table:table-cell table:number-columns-repeated="1007"/>
        </table:table-row>
        <table:table-row table:style-name="ro1">
          <table:table-cell office:value-type="float" office:value="192.154728937149" calcext:value-type="float">
            <text:p>192.154728937149</text:p>
          </table:table-cell>
          <table:table-cell office:value-type="float" office:value="1.24087896322975" calcext:value-type="float">
            <text:p>1.24087896322975</text:p>
          </table:table-cell>
          <table:table-cell office:value-type="float" office:value="17.1303553104401" calcext:value-type="float">
            <text:p>17.1303553104401</text:p>
          </table:table-cell>
          <table:table-cell office:value-type="float" office:value="0.599850187837397" calcext:value-type="float">
            <text:p>0.5998501878373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0, 'degree': 10, 'gamma': 0.001, 'kernel': 'poly'}</text:p>
          </table:table-cell>
          <table:table-cell table:number-columns-repeated="6" office:value-type="float" office:value="0.112666666666667" calcext:value-type="float">
            <text:p>0.112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 office:value-type="float" office:value="50.1436947822571" calcext:value-type="float">
            <text:p>50.1436947822571</text:p>
          </table:table-cell>
          <table:table-cell office:value-type="float" office:value="0.594209617539517" calcext:value-type="float">
            <text:p>0.594209617539517</text:p>
          </table:table-cell>
          <table:table-cell office:value-type="float" office:value="5.50668168067932" calcext:value-type="float">
            <text:p>5.50668168067932</text:p>
          </table:table-cell>
          <table:table-cell office:value-type="float" office:value="0.110349556443229" calcext:value-type="float">
            <text:p>0.1103495564432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0, 'degree': 10, 'gamma': 'scale', 'kernel': 'poly'}</text:p>
          </table:table-cell>
          <table:table-cell office:value-type="float" office:value="0.815333333333333" calcext:value-type="float">
            <text:p>0.815333333333333</text:p>
          </table:table-cell>
          <table:table-cell office:value-type="float" office:value="0.836" calcext:value-type="float">
            <text:p>0.836</text:p>
          </table:table-cell>
          <table:table-cell office:value-type="float" office:value="0.781" calcext:value-type="float">
            <text:p>0.781</text:p>
          </table:table-cell>
          <table:table-cell office:value-type="float" office:value="0.826333333333333" calcext:value-type="float">
            <text:p>0.826333333333333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020441134997842" calcext:value-type="float">
            <text:p>0.020441134997842</text:p>
          </table:table-cell>
          <table:table-cell office:value-type="float" office:value="56" calcext:value-type="float">
            <text:p>56</text:p>
          </table:table-cell>
          <table:table-cell table:number-columns-repeated="1007"/>
        </table:table-row>
        <table:table-row table:style-name="ro1">
          <table:table-cell office:value-type="float" office:value="191.631636762619" calcext:value-type="float">
            <text:p>191.631636762619</text:p>
          </table:table-cell>
          <table:table-cell office:value-type="float" office:value="0.21251584813467" calcext:value-type="float">
            <text:p>0.21251584813467</text:p>
          </table:table-cell>
          <table:table-cell office:value-type="float" office:value="17.145619058609" calcext:value-type="float">
            <text:p>17.145619058609</text:p>
          </table:table-cell>
          <table:table-cell office:value-type="float" office:value="0.091525037280335" calcext:value-type="float">
            <text:p>0.091525037280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0, 'degree': 10, 'gamma': 'auto', 'kernel': 'poly'}</text:p>
          </table:table-cell>
          <table:table-cell table:number-columns-repeated="6" office:value-type="float" office:value="0.112666666666667" calcext:value-type="float">
            <text:p>0.112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 office:value-type="float" office:value="15.9406753063202" calcext:value-type="float">
            <text:p>15.9406753063202</text:p>
          </table:table-cell>
          <table:table-cell office:value-type="float" office:value="0.375415296130906" calcext:value-type="float">
            <text:p>0.375415296130906</text:p>
          </table:table-cell>
          <table:table-cell office:value-type="float" office:value="3.8810977935791" calcext:value-type="float">
            <text:p>3.8810977935791</text:p>
          </table:table-cell>
          <table:table-cell office:value-type="float" office:value="0.061202826601812" calcext:value-type="float">
            <text:p>0.0612028266018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00, 'degree': 1, 'gamma': 0.01, 'kernel': 'poly'}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7" calcext:value-type="float">
            <text:p>0.917</text:p>
          </table:table-cell>
          <table:table-cell office:value-type="float" office:value="0.901" calcext:value-type="float">
            <text:p>0.901</text:p>
          </table:table-cell>
          <table:table-cell office:value-type="float" office:value="0.915" calcext:value-type="float">
            <text:p>0.915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908066666666667" calcext:value-type="float">
            <text:p>0.908066666666667</text:p>
          </table:table-cell>
          <table:table-cell office:value-type="float" office:value="0.008840311708934" calcext:value-type="float">
            <text:p>0.008840311708934</text:p>
          </table:table-cell>
          <table:table-cell office:value-type="float" office:value="44" calcext:value-type="float">
            <text:p>44</text:p>
          </table:table-cell>
          <table:table-cell table:number-columns-repeated="1007"/>
        </table:table-row>
        <table:table-row table:style-name="ro1">
          <table:table-cell office:value-type="float" office:value="15.8122164726257" calcext:value-type="float">
            <text:p>15.8122164726257</text:p>
          </table:table-cell>
          <table:table-cell office:value-type="float" office:value="0.288744424011071" calcext:value-type="float">
            <text:p>0.288744424011071</text:p>
          </table:table-cell>
          <table:table-cell office:value-type="float" office:value="3.8863657951355" calcext:value-type="float">
            <text:p>3.8863657951355</text:p>
          </table:table-cell>
          <table:table-cell office:value-type="float" office:value="0.052552253365065" calcext:value-type="float">
            <text:p>0.05255225336506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00, 'degree': 1, 'gamma': 0.001, 'kernel': 'poly'}</text:p>
          </table:table-cell>
          <table:table-cell office:value-type="float" office:value="0.915666666666667" calcext:value-type="float">
            <text:p>0.915666666666667</text:p>
          </table:table-cell>
          <table:table-cell office:value-type="float" office:value="0.927" calcext:value-type="float">
            <text:p>0.927</text:p>
          </table:table-cell>
          <table:table-cell office:value-type="float" office:value="0.908" calcext:value-type="float">
            <text:p>0.908</text:p>
          </table:table-cell>
          <table:table-cell office:value-type="float" office:value="0.922" calcext:value-type="float">
            <text:p>0.922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914866666666667" calcext:value-type="float">
            <text:p>0.914866666666667</text:p>
          </table:table-cell>
          <table:table-cell office:value-type="float" office:value="0.009166606060406" calcext:value-type="float">
            <text:p>0.009166606060406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float" office:value="15.9820639610291" calcext:value-type="float">
            <text:p>15.9820639610291</text:p>
          </table:table-cell>
          <table:table-cell office:value-type="float" office:value="0.378153310474055" calcext:value-type="float">
            <text:p>0.378153310474055</text:p>
          </table:table-cell>
          <table:table-cell office:value-type="float" office:value="3.85063080787659" calcext:value-type="float">
            <text:p>3.85063080787659</text:p>
          </table:table-cell>
          <table:table-cell office:value-type="float" office:value="0.056276188912791" calcext:value-type="float">
            <text:p>0.0562761889127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00, 'degree': 1, 'gamma': 'scale', 'kernel': 'poly'}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7" calcext:value-type="float">
            <text:p>0.917</text:p>
          </table:table-cell>
          <table:table-cell office:value-type="float" office:value="0.901" calcext:value-type="float">
            <text:p>0.901</text:p>
          </table:table-cell>
          <table:table-cell office:value-type="float" office:value="0.915" calcext:value-type="float">
            <text:p>0.915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908066666666667" calcext:value-type="float">
            <text:p>0.908066666666667</text:p>
          </table:table-cell>
          <table:table-cell office:value-type="float" office:value="0.008840311708934" calcext:value-type="float">
            <text:p>0.008840311708934</text:p>
          </table:table-cell>
          <table:table-cell office:value-type="float" office:value="44" calcext:value-type="float">
            <text:p>44</text:p>
          </table:table-cell>
          <table:table-cell table:number-columns-repeated="1007"/>
        </table:table-row>
        <table:table-row table:style-name="ro1">
          <table:table-cell office:value-type="float" office:value="15.7921355247498" calcext:value-type="float">
            <text:p>15.7921355247498</text:p>
          </table:table-cell>
          <table:table-cell office:value-type="float" office:value="0.316983460393456" calcext:value-type="float">
            <text:p>0.316983460393456</text:p>
          </table:table-cell>
          <table:table-cell office:value-type="float" office:value="3.85996685028076" calcext:value-type="float">
            <text:p>3.85996685028076</text:p>
          </table:table-cell>
          <table:table-cell office:value-type="float" office:value="0.060556270517145" calcext:value-type="float">
            <text:p>0.06055627051714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00, 'degree': 1, 'gamma': 'auto', 'kernel': 'poly'}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4666666666666" calcext:value-type="float">
            <text:p>0.924666666666666</text:p>
          </table:table-cell>
          <table:table-cell office:value-type="float" office:value="0.907" calcext:value-type="float">
            <text:p>0.907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009181140088972" calcext:value-type="float">
            <text:p>0.009181140088972</text:p>
          </table:table-cell>
          <table:table-cell office:value-type="float" office:value="38" calcext:value-type="float">
            <text:p>38</text:p>
          </table:table-cell>
          <table:table-cell table:number-columns-repeated="1007"/>
        </table:table-row>
        <table:table-row table:style-name="ro1">
          <table:table-cell office:value-type="float" office:value="24.6969076156616" calcext:value-type="float">
            <text:p>24.6969076156616</text:p>
          </table:table-cell>
          <table:table-cell office:value-type="float" office:value="0.331353507524564" calcext:value-type="float">
            <text:p>0.331353507524564</text:p>
          </table:table-cell>
          <table:table-cell office:value-type="float" office:value="3.53467221260071" calcext:value-type="float">
            <text:p>3.53467221260071</text:p>
          </table:table-cell>
          <table:table-cell office:value-type="float" office:value="0.045622984611875" calcext:value-type="float">
            <text:p>0.0456229846118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00, 'degree': 5, 'gamma': 0.01, 'kernel': 'poly'}</text:p>
          </table:table-cell>
          <table:table-cell office:value-type="float" office:value="0.938666666666667" calcext:value-type="float">
            <text:p>0.938666666666667</text:p>
          </table:table-cell>
          <table:table-cell office:value-type="float" office:value="0.939" calcext:value-type="float">
            <text:p>0.939</text:p>
          </table:table-cell>
          <table:table-cell office:value-type="float" office:value="0.919" calcext:value-type="float">
            <text:p>0.919</text:p>
          </table:table-cell>
          <table:table-cell office:value-type="float" office:value="0.937666666666667" calcext:value-type="float">
            <text:p>0.937666666666667</text:p>
          </table:table-cell>
          <table:table-cell office:value-type="float" office:value="0.928333333333333" calcext:value-type="float">
            <text:p>0.928333333333333</text:p>
          </table:table-cell>
          <table:table-cell office:value-type="float" office:value="0.932533333333333" calcext:value-type="float">
            <text:p>0.932533333333333</text:p>
          </table:table-cell>
          <table:table-cell office:value-type="float" office:value="0.007830424992014" calcext:value-type="float">
            <text:p>0.007830424992014</text:p>
          </table:table-cell>
          <table:table-cell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float" office:value="166.664536857605" calcext:value-type="float">
            <text:p>166.664536857605</text:p>
          </table:table-cell>
          <table:table-cell office:value-type="float" office:value="0.266257310997039" calcext:value-type="float">
            <text:p>0.266257310997039</text:p>
          </table:table-cell>
          <table:table-cell office:value-type="float" office:value="15.412389421463" calcext:value-type="float">
            <text:p>15.412389421463</text:p>
          </table:table-cell>
          <table:table-cell office:value-type="float" office:value="0.084184297165148" calcext:value-type="float">
            <text:p>0.0841842971651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00, 'degree': 5, 'gamma': 0.001, 'kernel': 'poly'}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9666666666667" calcext:value-type="float">
            <text:p>0.329666666666667</text:p>
          </table:table-cell>
          <table:table-cell office:value-type="float" office:value="0.327666666666667" calcext:value-type="float">
            <text:p>0.327666666666667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33466666666667" calcext:value-type="float">
            <text:p>0.333466666666667</text:p>
          </table:table-cell>
          <table:table-cell office:value-type="float" office:value="0.004636090306857" calcext:value-type="float">
            <text:p>0.004636090306857</text:p>
          </table:table-cell>
          <table:table-cell office:value-type="float" office:value="70" calcext:value-type="float">
            <text:p>70</text:p>
          </table:table-cell>
          <table:table-cell table:number-columns-repeated="1007"/>
        </table:table-row>
        <table:table-row table:style-name="ro1">
          <table:table-cell office:value-type="float" office:value="24.6146964073181" calcext:value-type="float">
            <text:p>24.6146964073181</text:p>
          </table:table-cell>
          <table:table-cell office:value-type="float" office:value="0.334308322882487" calcext:value-type="float">
            <text:p>0.334308322882487</text:p>
          </table:table-cell>
          <table:table-cell office:value-type="float" office:value="3.52752904891968" calcext:value-type="float">
            <text:p>3.52752904891968</text:p>
          </table:table-cell>
          <table:table-cell office:value-type="float" office:value="0.047152490737739" calcext:value-type="float">
            <text:p>0.0471524907377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00, 'degree': 5, 'gamma': 'scale', 'kernel': 'poly'}</text:p>
          </table:table-cell>
          <table:table-cell office:value-type="float" office:value="0.938333333333333" calcext:value-type="float">
            <text:p>0.938333333333333</text:p>
          </table:table-cell>
          <table:table-cell office:value-type="float" office:value="0.94" calcext:value-type="float">
            <text:p>0.94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936666666666667" calcext:value-type="float">
            <text:p>0.936666666666667</text:p>
          </table:table-cell>
          <table:table-cell office:value-type="float" office:value="0.927666666666667" calcext:value-type="float">
            <text:p>0.927666666666667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007801424371371" calcext:value-type="float">
            <text:p>0.007801424371371</text:p>
          </table:table-cell>
          <table:table-cell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office:value-type="float" office:value="138.645650720596" calcext:value-type="float">
            <text:p>138.645650720596</text:p>
          </table:table-cell>
          <table:table-cell office:value-type="float" office:value="1.67292349631517" calcext:value-type="float">
            <text:p>1.67292349631517</text:p>
          </table:table-cell>
          <table:table-cell office:value-type="float" office:value="13.1379150390625" calcext:value-type="float">
            <text:p>13.1379150390625</text:p>
          </table:table-cell>
          <table:table-cell office:value-type="float" office:value="0.145484283691391" calcext:value-type="float">
            <text:p>0.1454842836913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00, 'degree': 5, 'gamma': 'auto', 'kernel': 'poly'}</text:p>
          </table:table-cell>
          <table:table-cell office:value-type="float" office:value="0.530666666666667" calcext:value-type="float">
            <text:p>0.530666666666667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9333333333333" calcext:value-type="float">
            <text:p>0.489333333333333</text:p>
          </table:table-cell>
          <table:table-cell office:value-type="float" office:value="0.539" calcext:value-type="float">
            <text:p>0.539</text:p>
          </table:table-cell>
          <table:table-cell office:value-type="float" office:value="0.507" calcext:value-type="float">
            <text:p>0.50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019519335143504" calcext:value-type="float">
            <text:p>0.019519335143504</text:p>
          </table:table-cell>
          <table:table-cell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office:value-type="float" office:value="54.0441730499268" calcext:value-type="float">
            <text:p>54.0441730499268</text:p>
          </table:table-cell>
          <table:table-cell office:value-type="float" office:value="0.793677611547615" calcext:value-type="float">
            <text:p>0.793677611547615</text:p>
          </table:table-cell>
          <table:table-cell office:value-type="float" office:value="5.89364738464356" calcext:value-type="float">
            <text:p>5.89364738464356</text:p>
          </table:table-cell>
          <table:table-cell office:value-type="float" office:value="0.235568695454951" calcext:value-type="float">
            <text:p>0.2355686954549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00, 'degree': 10, 'gamma': 0.01, 'kernel': 'poly'}</text:p>
          </table:table-cell>
          <table:table-cell office:value-type="float" office:value="0.805666666666667" calcext:value-type="float">
            <text:p>0.805666666666667</text:p>
          </table:table-cell>
          <table:table-cell office:value-type="float" office:value="0.827333333333333" calcext:value-type="float">
            <text:p>0.827333333333333</text:p>
          </table:table-cell>
          <table:table-cell office:value-type="float" office:value="0.776" calcext:value-type="float">
            <text:p>0.776</text:p>
          </table:table-cell>
          <table:table-cell office:value-type="float" office:value="0.818666666666667" calcext:value-type="float">
            <text:p>0.818666666666667</text:p>
          </table:table-cell>
          <table:table-cell office:value-type="float" office:value="0.786" calcext:value-type="float">
            <text:p>0.786</text:p>
          </table:table-cell>
          <table:table-cell office:value-type="float" office:value="0.802733333333333" calcext:value-type="float">
            <text:p>0.802733333333333</text:p>
          </table:table-cell>
          <table:table-cell office:value-type="float" office:value="0.019299280355035" calcext:value-type="float">
            <text:p>0.019299280355035</text:p>
          </table:table-cell>
          <table:table-cell office:value-type="float" office:value="60" calcext:value-type="float">
            <text:p>60</text:p>
          </table:table-cell>
          <table:table-cell table:number-columns-repeated="1007"/>
        </table:table-row>
        <table:table-row table:style-name="ro1">
          <table:table-cell office:value-type="float" office:value="194.393869876862" calcext:value-type="float">
            <text:p>194.393869876862</text:p>
          </table:table-cell>
          <table:table-cell office:value-type="float" office:value="1.26900681300933" calcext:value-type="float">
            <text:p>1.26900681300933</text:p>
          </table:table-cell>
          <table:table-cell office:value-type="float" office:value="17.0615350723267" calcext:value-type="float">
            <text:p>17.0615350723267</text:p>
          </table:table-cell>
          <table:table-cell office:value-type="float" office:value="0.610483063455022" calcext:value-type="float">
            <text:p>0.6104830634550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00, 'degree': 10, 'gamma': 0.001, 'kernel': 'poly'}</text:p>
          </table:table-cell>
          <table:table-cell table:number-columns-repeated="6" office:value-type="float" office:value="0.112666666666667" calcext:value-type="float">
            <text:p>0.112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 office:value-type="float" office:value="45.8659073352814" calcext:value-type="float">
            <text:p>45.8659073352814</text:p>
          </table:table-cell>
          <table:table-cell office:value-type="float" office:value="0.669680393432409" calcext:value-type="float">
            <text:p>0.669680393432409</text:p>
          </table:table-cell>
          <table:table-cell office:value-type="float" office:value="5.14722690582275" calcext:value-type="float">
            <text:p>5.14722690582275</text:p>
          </table:table-cell>
          <table:table-cell office:value-type="float" office:value="0.107942079440158" calcext:value-type="float">
            <text:p>0.10794207944015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00, 'degree': 10, 'gamma': 'scale', 'kernel': 'poly'}</text:p>
          </table:table-cell>
          <table:table-cell office:value-type="float" office:value="0.832" calcext:value-type="float">
            <text:p>0.832</text:p>
          </table:table-cell>
          <table:table-cell office:value-type="float" office:value="0.853666666666667" calcext:value-type="float">
            <text:p>0.853666666666667</text:p>
          </table:table-cell>
          <table:table-cell office:value-type="float" office:value="0.805666666666667" calcext:value-type="float">
            <text:p>0.805666666666667</text:p>
          </table:table-cell>
          <table:table-cell office:value-type="float" office:value="0.831333333333333" calcext:value-type="float">
            <text:p>0.831333333333333</text:p>
          </table:table-cell>
          <table:table-cell office:value-type="float" office:value="0.809666666666666" calcext:value-type="float">
            <text:p>0.809666666666666</text:p>
          </table:table-cell>
          <table:table-cell office:value-type="float" office:value="0.826466666666667" calcext:value-type="float">
            <text:p>0.826466666666667</text:p>
          </table:table-cell>
          <table:table-cell office:value-type="float" office:value="0.017372519806995" calcext:value-type="float">
            <text:p>0.017372519806995</text:p>
          </table:table-cell>
          <table:table-cell office:value-type="float" office:value="54" calcext:value-type="float">
            <text:p>54</text:p>
          </table:table-cell>
          <table:table-cell table:number-columns-repeated="1007"/>
        </table:table-row>
        <table:table-row table:style-name="ro1">
          <table:table-cell office:value-type="float" office:value="193.865620183945" calcext:value-type="float">
            <text:p>193.865620183945</text:p>
          </table:table-cell>
          <table:table-cell office:value-type="float" office:value="0.587374231334861" calcext:value-type="float">
            <text:p>0.587374231334861</text:p>
          </table:table-cell>
          <table:table-cell office:value-type="float" office:value="16.9301713466644" calcext:value-type="float">
            <text:p>16.9301713466644</text:p>
          </table:table-cell>
          <table:table-cell office:value-type="float" office:value="0.313946873677867" calcext:value-type="float">
            <text:p>0.3139468736778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00, 'degree': 10, 'gamma': 'auto', 'kernel': 'poly'}</text:p>
          </table:table-cell>
          <table:table-cell table:number-columns-repeated="6" office:value-type="float" office:value="0.112666666666667" calcext:value-type="float">
            <text:p>0.112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8T21:50:23.904400419</dc:date>
    <meta:editing-duration>PT2M48S</meta:editing-duration>
    <meta:editing-cycles>2</meta:editing-cycles>
    <meta:generator>LibreOffice/6.4.7.2$Linux_X86_64 LibreOffice_project/40$Build-2</meta:generator>
    <meta:document-statistic meta:table-count="1" meta:cell-count="1445" meta:object-count="0"/>
  </office:meta>
</office:document-meta>
</file>